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background-color="#ccccc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3.1347in"/>
    </style:style>
    <style:style style:name="Table2.1" style:family="table-row">
      <style:table-row-properties fo:keep-together="auto"/>
    </style:style>
    <style:style style:name="Table2.A1" style:family="table-cell">
      <style:table-cell-properties style:vertical-align="" fo:background-color="#ccccc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3" style:family="table">
      <style:table-properties style:width="5.7701in" fo:margin-left="0.5694in" fo:margin-top="0in" fo:margin-bottom="0in" table:align="left"/>
    </style:style>
    <style:style style:name="Table3.A" style:family="table-column">
      <style:table-column-properties style:column-width="1.4424in"/>
    </style:style>
    <style:style style:name="Table3.1" style:family="table-row">
      <style:table-row-properties style:min-row-height="0.3368in" fo:keep-together="auto"/>
    </style:style>
    <style:style style:name="Table3.A1" style:family="table-cell">
      <style:table-cell-properties style:vertical-align="" fo:background-color="#cccccc"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D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D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D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D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D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3.D7"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C8" style:family="table-cell">
      <style:table-cell-properties style:vertical-align="" fo:padding="0.0694in" fo:border="1pt solid #000000"/>
    </style:style>
    <style:style style:name="Table3.D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C9" style:family="table-cell">
      <style:table-cell-properties style:vertical-align="" fo:padding="0.0694in" fo:border="1pt solid #000000"/>
    </style:style>
    <style:style style:name="Table3.D9" style:family="table-cell">
      <style:table-cell-properties style:vertical-align="" fo:padding="0.0694in" fo:border="1pt solid #000000"/>
    </style:style>
    <style:style style:name="Table3.A10" style:family="table-cell">
      <style:table-cell-properties style:vertical-align="" fo:padding="0.0694in" fo:border="1pt solid #000000"/>
    </style:style>
    <style:style style:name="Table3.B10" style:family="table-cell">
      <style:table-cell-properties style:vertical-align="" fo:padding="0.0694in" fo:border="1pt solid #000000"/>
    </style:style>
    <style:style style:name="Table3.C10" style:family="table-cell">
      <style:table-cell-properties style:vertical-align="" fo:padding="0.0694in" fo:border="1pt solid #000000"/>
    </style:style>
    <style:style style:name="Table3.D10" style:family="table-cell">
      <style:table-cell-properties style:vertical-align="" fo:padding="0.0694in" fo:border="1pt solid #000000"/>
    </style:style>
    <style:style style:name="Table3.A11" style:family="table-cell">
      <style:table-cell-properties style:vertical-align="" fo:padding="0.0694in" fo:border="1pt solid #000000"/>
    </style:style>
    <style:style style:name="Table3.B11" style:family="table-cell">
      <style:table-cell-properties style:vertical-align="" fo:padding="0.0694in" fo:border="1pt solid #000000"/>
    </style:style>
    <style:style style:name="Table3.C11" style:family="table-cell">
      <style:table-cell-properties style:vertical-align="" fo:padding="0.0694in" fo:border="1pt solid #000000"/>
    </style:style>
    <style:style style:name="Table3.D11" style:family="table-cell">
      <style:table-cell-properties style:vertical-align="" fo:padding="0.0694in" fo:border="1pt solid #000000"/>
    </style:style>
    <style:style style:name="Table3.A12" style:family="table-cell">
      <style:table-cell-properties style:vertical-align="" fo:padding="0.0694in" fo:border="1pt solid #000000"/>
    </style:style>
    <style:style style:name="Table3.B12" style:family="table-cell">
      <style:table-cell-properties style:vertical-align="" fo:padding="0.0694in" fo:border="1pt solid #000000"/>
    </style:style>
    <style:style style:name="Table3.C12" style:family="table-cell">
      <style:table-cell-properties style:vertical-align="" fo:padding="0.0694in" fo:border="1pt solid #000000"/>
    </style:style>
    <style:style style:name="Table3.D12" style:family="table-cell">
      <style:table-cell-properties style:vertical-align="" fo:padding="0.0694in" fo:border="1pt solid #000000"/>
    </style:style>
    <style:style style:name="Table3.A13" style:family="table-cell">
      <style:table-cell-properties style:vertical-align="" fo:padding="0.0694in" fo:border="1pt solid #000000"/>
    </style:style>
    <style:style style:name="Table3.B13" style:family="table-cell">
      <style:table-cell-properties style:vertical-align="" fo:padding="0.0694in" fo:border="1pt solid #000000"/>
    </style:style>
    <style:style style:name="Table3.C13" style:family="table-cell">
      <style:table-cell-properties style:vertical-align="" fo:padding="0.0694in" fo:border="1pt solid #000000"/>
    </style:style>
    <style:style style:name="Table3.D13" style:family="table-cell">
      <style:table-cell-properties style:vertical-align="" fo:padding="0.0694in" fo:border="1pt solid #000000"/>
    </style:style>
    <style:style style:name="Table3.A14" style:family="table-cell">
      <style:table-cell-properties style:vertical-align="" fo:padding="0.0694in" fo:border="1pt solid #000000"/>
    </style:style>
    <style:style style:name="Table3.B14" style:family="table-cell">
      <style:table-cell-properties style:vertical-align="" fo:padding="0.0694in" fo:border="1pt solid #000000"/>
    </style:style>
    <style:style style:name="Table3.C14" style:family="table-cell">
      <style:table-cell-properties style:vertical-align="" fo:padding="0.0694in" fo:border="1pt solid #000000"/>
    </style:style>
    <style:style style:name="Table3.D14" style:family="table-cell">
      <style:table-cell-properties style:vertical-align="" fo:padding="0.0694in" fo:border="1pt solid #000000"/>
    </style:style>
    <style:style style:name="Table3.A15" style:family="table-cell">
      <style:table-cell-properties style:vertical-align="" fo:padding="0.0694in" fo:border="1pt solid #000000"/>
    </style:style>
    <style:style style:name="Table3.B15" style:family="table-cell">
      <style:table-cell-properties style:vertical-align="" fo:padding="0.0694in" fo:border="1pt solid #000000"/>
    </style:style>
    <style:style style:name="Table3.C15" style:family="table-cell">
      <style:table-cell-properties style:vertical-align="" fo:padding="0.0694in" fo:border="1pt solid #000000"/>
    </style:style>
    <style:style style:name="Table3.D15" style:family="table-cell">
      <style:table-cell-properties style:vertical-align="" fo:padding="0.0694in" fo:border="1pt solid #000000"/>
    </style:style>
    <style:style style:name="Table3.A16" style:family="table-cell">
      <style:table-cell-properties style:vertical-align="" fo:padding="0.0694in" fo:border="1pt solid #000000"/>
    </style:style>
    <style:style style:name="Table3.B16" style:family="table-cell">
      <style:table-cell-properties style:vertical-align="" fo:padding="0.0694in" fo:border="1pt solid #000000"/>
    </style:style>
    <style:style style:name="Table3.C16" style:family="table-cell">
      <style:table-cell-properties style:vertical-align="" fo:padding="0.0694in" fo:border="1pt solid #000000"/>
    </style:style>
    <style:style style:name="Table3.D16" style:family="table-cell">
      <style:table-cell-properties style:vertical-align="" fo:padding="0.0694in" fo:border="1pt solid #000000"/>
    </style:style>
    <style:style style:name="Table3.A17" style:family="table-cell">
      <style:table-cell-properties style:vertical-align="" fo:padding="0.0694in" fo:border="1pt solid #000000"/>
    </style:style>
    <style:style style:name="Table3.B17" style:family="table-cell">
      <style:table-cell-properties style:vertical-align="" fo:padding="0.0694in" fo:border="1pt solid #000000"/>
    </style:style>
    <style:style style:name="Table3.C17" style:family="table-cell">
      <style:table-cell-properties style:vertical-align="" fo:padding="0.0694in" fo:border="1pt solid #000000"/>
    </style:style>
    <style:style style:name="Table3.D17" style:family="table-cell">
      <style:table-cell-properties style:vertical-align="" fo:padding="0.0694in" fo:border="1pt solid #000000"/>
    </style:style>
    <style:style style:name="Table3.A18" style:family="table-cell">
      <style:table-cell-properties style:vertical-align="" fo:padding="0.0694in" fo:border="1pt solid #000000"/>
    </style:style>
    <style:style style:name="Table3.B18" style:family="table-cell">
      <style:table-cell-properties style:vertical-align="" fo:padding="0.0694in" fo:border="1pt solid #000000"/>
    </style:style>
    <style:style style:name="Table3.C18" style:family="table-cell">
      <style:table-cell-properties style:vertical-align="" fo:padding="0.0694in" fo:border="1pt solid #000000"/>
    </style:style>
    <style:style style:name="Table3.D18" style:family="table-cell">
      <style:table-cell-properties style:vertical-align="" fo:padding="0.0694in" fo:border="1pt solid #000000"/>
    </style:style>
    <style:style style:name="Table3.A19" style:family="table-cell">
      <style:table-cell-properties style:vertical-align="" fo:padding="0.0694in" fo:border="1pt solid #000000"/>
    </style:style>
    <style:style style:name="Table3.B19" style:family="table-cell">
      <style:table-cell-properties style:vertical-align="" fo:padding="0.0694in" fo:border="1pt solid #000000"/>
    </style:style>
    <style:style style:name="Table3.C19" style:family="table-cell">
      <style:table-cell-properties style:vertical-align="" fo:padding="0.0694in" fo:border="1pt solid #000000"/>
    </style:style>
    <style:style style:name="Table3.D19" style:family="table-cell">
      <style:table-cell-properties style:vertical-align="" fo:padding="0.0694in" fo:border="1pt solid #000000"/>
    </style:style>
    <style:style style:name="Table4" style:family="table">
      <style:table-properties style:width="6.2701in" fo:margin-top="0in" fo:margin-bottom="0in" table:align="center"/>
    </style:style>
    <style:style style:name="Table4.A" style:family="table-column">
      <style:table-column-properties style:column-width="3.1347in"/>
    </style:style>
    <style:style style:name="Table4.1" style:family="table-row">
      <style:table-row-properties fo:keep-together="auto"/>
    </style:style>
    <style:style style:name="Table4.A1" style:family="table-cell">
      <style:table-cell-properties style:vertical-align="" fo:background-color="#cccccc" fo:padding="0.0694in" fo:border-left="1pt solid #000000" fo:border-right="1pt solid #000000" fo:border-top="1pt solid #000000" fo:border-bottom="1pt solid #202122">
        <style:background-image/>
      </style:table-cell-properties>
    </style:style>
    <style:style style:name="Table4.B1" style:family="table-cell">
      <style:table-cell-properties style:vertical-align="" fo:background-color="#cccccc" fo:padding="0.0694in" fo:border="1pt solid #000000">
        <style:background-image/>
      </style:table-cell-properties>
    </style:style>
    <style:style style:name="Table4.A2" style:family="table-cell">
      <style:table-cell-properties style:vertical-align="" fo:padding="0.0694in" fo:border-left="1pt solid #000000" fo:border-right="1pt solid #000000" fo:border-top="1pt solid #202122" fo:border-bottom="1pt solid #000000"/>
    </style:style>
    <style:style style:name="Table4.B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A8" style:family="table-cell">
      <style:table-cell-properties style:vertical-align="" fo:padding="0.0694in" fo:border="1pt solid #000000"/>
    </style:style>
    <style:style style:name="Table4.B8" style:family="table-cell">
      <style:table-cell-properties style:vertical-align="" fo:padding="0.0694in" fo:border="1pt solid #000000"/>
    </style:style>
    <style:style style:name="Table4.A9" style:family="table-cell">
      <style:table-cell-properties style:vertical-align="" fo:padding="0.0694in" fo:border="1pt solid #000000"/>
    </style:style>
    <style:style style:name="Table4.B9" style:family="table-cell">
      <style:table-cell-properties style:vertical-align="" fo:padding="0.0694in" fo:border="1pt solid #000000"/>
    </style:style>
    <style:style style:name="Table4.A10" style:family="table-cell">
      <style:table-cell-properties style:vertical-align="" fo:padding="0.0694in" fo:border="1pt solid #000000"/>
    </style:style>
    <style:style style:name="Table4.B10" style:family="table-cell">
      <style:table-cell-properties style:vertical-align="" fo:padding="0.0694in" fo:border="1pt solid #000000"/>
    </style:style>
    <style:style style:name="Table4.A11" style:family="table-cell">
      <style:table-cell-properties style:vertical-align="" fo:padding="0.0694in" fo:border="1pt solid #000000"/>
    </style:style>
    <style:style style:name="Table4.B11" style:family="table-cell">
      <style:table-cell-properties style:vertical-align="" fo:padding="0.0694in" fo:border="1pt solid #000000"/>
    </style:style>
    <style:style style:name="Table4.A12" style:family="table-cell">
      <style:table-cell-properties style:vertical-align="" fo:padding="0.0694in" fo:border="1pt solid #000000"/>
    </style:style>
    <style:style style:name="Table4.B12" style:family="table-cell">
      <style:table-cell-properties style:vertical-align="" fo:padding="0.0694in" fo:border="1pt solid #000000"/>
    </style:style>
    <style:style style:name="Table4.A13" style:family="table-cell">
      <style:table-cell-properties style:vertical-align="" fo:padding="0.0694in" fo:border="1pt solid #000000"/>
    </style:style>
    <style:style style:name="Table4.B13" style:family="table-cell">
      <style:table-cell-properties style:vertical-align="" fo:padding="0.0694in" fo:border="1pt solid #000000"/>
    </style:style>
    <style:style style:name="Table4.A14" style:family="table-cell">
      <style:table-cell-properties style:vertical-align="" fo:padding="0.0694in" fo:border="1pt solid #000000"/>
    </style:style>
    <style:style style:name="Table4.B14" style:family="table-cell">
      <style:table-cell-properties style:vertical-align="" fo:padding="0.0694in" fo:border="1pt solid #000000"/>
    </style:style>
    <style:style style:name="Table4.A15" style:family="table-cell">
      <style:table-cell-properties style:vertical-align="" fo:padding="0.0694in" fo:border="1pt solid #000000"/>
    </style:style>
    <style:style style:name="Table4.B15" style:family="table-cell">
      <style:table-cell-properties style:vertical-align="" fo:padding="0.0694in" fo:border="1pt solid #000000"/>
    </style:style>
    <style:style style:name="Table4.A16" style:family="table-cell">
      <style:table-cell-properties style:vertical-align="" fo:padding="0.0694in" fo:border="1pt solid #000000"/>
    </style:style>
    <style:style style:name="Table4.B16" style:family="table-cell">
      <style:table-cell-properties style:vertical-align="" fo:padding="0.0694in" fo:border="1pt solid #000000"/>
    </style:style>
    <style:style style:name="Table4.A17" style:family="table-cell">
      <style:table-cell-properties style:vertical-align="" fo:padding="0.0694in" fo:border="1pt solid #000000"/>
    </style:style>
    <style:style style:name="Table4.B17" style:family="table-cell">
      <style:table-cell-properties style:vertical-align="" fo:padding="0.0694in" fo:border="1pt solid #000000"/>
    </style:style>
    <style:style style:name="Table4.A18" style:family="table-cell">
      <style:table-cell-properties style:vertical-align="" fo:padding="0.0694in" fo:border="1pt solid #000000"/>
    </style:style>
    <style:style style:name="Table4.B18" style:family="table-cell">
      <style:table-cell-properties style:vertical-align="" fo:padding="0.0694in" fo:border="1pt solid #000000"/>
    </style:style>
    <style:style style:name="Table4.A19" style:family="table-cell">
      <style:table-cell-properties style:vertical-align="" fo:padding="0.0694in" fo:border="1pt solid #000000"/>
    </style:style>
    <style:style style:name="Table4.B19" style:family="table-cell">
      <style:table-cell-properties style:vertical-align="" fo:padding="0.0694in" fo:border="1pt solid #000000"/>
    </style:style>
    <style:style style:name="Table4.A20" style:family="table-cell">
      <style:table-cell-properties style:vertical-align="" fo:padding="0.0694in" fo:border="1pt solid #000000"/>
    </style:style>
    <style:style style:name="Table4.B20" style:family="table-cell">
      <style:table-cell-properties style:vertical-align="" fo:padding="0.0694in" fo:border="1pt solid #000000"/>
    </style:style>
    <style:style style:name="Table4.A21" style:family="table-cell">
      <style:table-cell-properties style:vertical-align="" fo:padding="0.0694in" fo:border="1pt solid #000000"/>
    </style:style>
    <style:style style:name="Table4.B21" style:family="table-cell">
      <style:table-cell-properties style:vertical-align="" fo:padding="0.0694in" fo:border="1pt solid #000000"/>
    </style:style>
    <style:style style:name="Table4.A22" style:family="table-cell">
      <style:table-cell-properties style:vertical-align="" fo:padding="0.0694in" fo:border="1pt solid #000000"/>
    </style:style>
    <style:style style:name="Table4.B22" style:family="table-cell">
      <style:table-cell-properties style:vertical-align="" fo:padding="0.0694in" fo:border="1pt solid #000000"/>
    </style:style>
    <style:style style:name="Table4.A23" style:family="table-cell">
      <style:table-cell-properties style:vertical-align="" fo:padding="0.0694in" fo:border="1pt solid #000000"/>
    </style:style>
    <style:style style:name="Table4.B23" style:family="table-cell">
      <style:table-cell-properties style:vertical-align="" fo:padding="0.0694in" fo:border="1pt solid #000000"/>
    </style:style>
    <style:style style:name="Table4.A24" style:family="table-cell">
      <style:table-cell-properties style:vertical-align="" fo:padding="0.0694in" fo:border="1pt solid #000000"/>
    </style:style>
    <style:style style:name="Table4.B24" style:family="table-cell">
      <style:table-cell-properties style:vertical-align="" fo:padding="0.0694in" fo:border="1pt solid #000000"/>
    </style:style>
    <style:style style:name="Table4.A25" style:family="table-cell">
      <style:table-cell-properties style:vertical-align="" fo:padding="0.0694in" fo:border="1pt solid #000000"/>
    </style:style>
    <style:style style:name="Table4.B25" style:family="table-cell">
      <style:table-cell-properties style:vertical-align="" fo:padding="0.0694in" fo:border="1pt solid #000000"/>
    </style:style>
    <style:style style:name="Table4.A26" style:family="table-cell">
      <style:table-cell-properties style:vertical-align="" fo:padding="0.0694in" fo:border="1pt solid #000000"/>
    </style:style>
    <style:style style:name="Table4.B26" style:family="table-cell">
      <style:table-cell-properties style:vertical-align="" fo:padding="0.0694in" fo:border="1pt solid #000000"/>
    </style:style>
    <style:style style:name="Table4.A27" style:family="table-cell">
      <style:table-cell-properties style:vertical-align="" fo:padding="0.0694in" fo:border="1pt solid #000000"/>
    </style:style>
    <style:style style:name="Table4.B27" style:family="table-cell">
      <style:table-cell-properties style:vertical-align="" fo:padding="0.0694in" fo:border="1pt solid #000000"/>
    </style:style>
    <style:style style:name="Table4.A28" style:family="table-cell">
      <style:table-cell-properties style:vertical-align="" fo:padding="0.0694in" fo:border="1pt solid #000000"/>
    </style:style>
    <style:style style:name="Table4.B28" style:family="table-cell">
      <style:table-cell-properties style:vertical-align="" fo:padding="0.0694in" fo:border="1pt solid #000000"/>
    </style:style>
    <style:style style:name="Table4.A29" style:family="table-cell">
      <style:table-cell-properties style:vertical-align="" fo:padding="0.0694in" fo:border="1pt solid #000000"/>
    </style:style>
    <style:style style:name="Table4.B29" style:family="table-cell">
      <style:table-cell-properties style:vertical-align="" fo:padding="0.0694in" fo:border="1pt solid #000000"/>
    </style:style>
    <style:style style:name="Table4.A30" style:family="table-cell">
      <style:table-cell-properties style:vertical-align="" fo:padding="0.0694in" fo:border="1pt solid #000000"/>
    </style:style>
    <style:style style:name="Table4.B30" style:family="table-cell">
      <style:table-cell-properties style:vertical-align="" fo:padding="0.0694in" fo:border="1pt solid #000000"/>
    </style:style>
    <style:style style:name="Table4.A31" style:family="table-cell">
      <style:table-cell-properties style:vertical-align="" fo:padding="0.0694in" fo:border="1pt solid #000000"/>
    </style:style>
    <style:style style:name="Table4.B31" style:family="table-cell">
      <style:table-cell-properties style:vertical-align="" fo:padding="0.0694in" fo:border="1pt solid #000000"/>
    </style:style>
    <style:style style:name="Table4.A32" style:family="table-cell">
      <style:table-cell-properties style:vertical-align="" fo:padding="0.0694in" fo:border="1pt solid #000000"/>
    </style:style>
    <style:style style:name="Table4.B32" style:family="table-cell">
      <style:table-cell-properties style:vertical-align="" fo:padding="0.0694in" fo:border="1pt solid #000000"/>
    </style:style>
    <style:style style:name="Table4.A33" style:family="table-cell">
      <style:table-cell-properties style:vertical-align="" fo:padding="0.0694in" fo:border="1pt solid #000000"/>
    </style:style>
    <style:style style:name="Table4.B33" style:family="table-cell">
      <style:table-cell-properties style:vertical-align="" fo:padding="0.0694in" fo:border="1pt solid #000000"/>
    </style:style>
    <style:style style:name="Table4.A34" style:family="table-cell">
      <style:table-cell-properties style:vertical-align="" fo:padding="0.0694in" fo:border="1pt solid #000000"/>
    </style:style>
    <style:style style:name="Table4.B34" style:family="table-cell">
      <style:table-cell-properties style:vertical-align="" fo:padding="0.0694in" fo:border="1pt solid #000000"/>
    </style:style>
    <style:style style:name="Table4.A35" style:family="table-cell">
      <style:table-cell-properties style:vertical-align="" fo:padding="0.0694in" fo:border="1pt solid #000000"/>
    </style:style>
    <style:style style:name="Table4.B35" style:family="table-cell">
      <style:table-cell-properties style:vertical-align="" fo:padding="0.0694in" fo:border="1pt solid #000000"/>
    </style:style>
    <style:style style:name="Table4.A36" style:family="table-cell">
      <style:table-cell-properties style:vertical-align="" fo:padding="0.0694in" fo:border="1pt solid #000000"/>
    </style:style>
    <style:style style:name="Table4.B36" style:family="table-cell">
      <style:table-cell-properties style:vertical-align="" fo:padding="0.0694in" fo:border="1pt solid #000000"/>
    </style:style>
    <style:style style:name="Table4.A37" style:family="table-cell">
      <style:table-cell-properties style:vertical-align="" fo:padding="0.0694in" fo:border="1pt solid #000000"/>
    </style:style>
    <style:style style:name="Table4.B37" style:family="table-cell">
      <style:table-cell-properties style:vertical-align="" fo:padding="0.0694in" fo:border="1pt solid #000000"/>
    </style:style>
    <style:style style:name="Table4.A38" style:family="table-cell">
      <style:table-cell-properties style:vertical-align="" fo:padding="0.0694in" fo:border="1pt solid #000000"/>
    </style:style>
    <style:style style:name="Table4.B38" style:family="table-cell">
      <style:table-cell-properties style:vertical-align="" fo:padding="0.0694in" fo:border="1pt solid #000000"/>
    </style:style>
    <style:style style:name="Table4.A39" style:family="table-cell">
      <style:table-cell-properties style:vertical-align="" fo:padding="0.0694in" fo:border="1pt solid #000000"/>
    </style:style>
    <style:style style:name="Table4.B39" style:family="table-cell">
      <style:table-cell-properties style:vertical-align="" fo:padding="0.0694in" fo:border="1pt solid #000000"/>
    </style:style>
    <style:style style:name="Table4.A40" style:family="table-cell">
      <style:table-cell-properties style:vertical-align="" fo:padding="0.0694in" fo:border="1pt solid #000000"/>
    </style:style>
    <style:style style:name="Table4.B40" style:family="table-cell">
      <style:table-cell-properties style:vertical-align="" fo:padding="0.0694in" fo:border="1pt solid #000000"/>
    </style:style>
    <style:style style:name="Table4.A41" style:family="table-cell">
      <style:table-cell-properties style:vertical-align="" fo:padding="0.0694in" fo:border="1pt solid #000000"/>
    </style:style>
    <style:style style:name="Table4.B41" style:family="table-cell">
      <style:table-cell-properties style:vertical-align="" fo:padding="0.0694in" fo:border="1pt solid #000000"/>
    </style:style>
    <style:style style:name="Table4.A42" style:family="table-cell">
      <style:table-cell-properties style:vertical-align="" fo:padding="0.0694in" fo:border="1pt solid #000000"/>
    </style:style>
    <style:style style:name="Table4.B42" style:family="table-cell">
      <style:table-cell-properties style:vertical-align="" fo:padding="0.0694in" fo:border="1pt solid #000000"/>
    </style:style>
    <style:style style:name="Table5" style:family="table">
      <style:table-properties style:width="6.2292in" fo:margin-top="0in" fo:margin-bottom="0in" table:align="center"/>
    </style:style>
    <style:style style:name="Table5.A" style:family="table-column">
      <style:table-column-properties style:column-width="3.125in"/>
    </style:style>
    <style:style style:name="Table5.B" style:family="table-column">
      <style:table-column-properties style:column-width="3.1035in"/>
    </style:style>
    <style:style style:name="Table5.1" style:family="table-row">
      <style:table-row-properties fo:keep-together="auto"/>
    </style:style>
    <style:style style:name="Table5.A1" style:family="table-cell">
      <style:table-cell-properties style:vertical-align="" fo:background-color="#cccccc"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5.A6" style:family="table-cell">
      <style:table-cell-properties style:vertical-align="" fo:padding="0.0694in" fo:border="1pt solid #000000"/>
    </style:style>
    <style:style style:name="Table5.B6" style:family="table-cell">
      <style:table-cell-properties style:vertical-align="" fo:padding="0.0694in" fo:border="1pt solid #000000"/>
    </style:style>
    <style:style style:name="Table5.A7" style:family="table-cell">
      <style:table-cell-properties style:vertical-align="" fo:padding="0.0694in" fo:border="1pt solid #000000"/>
    </style:style>
    <style:style style:name="Table5.B7"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font-weight="bold" style:font-size-asian="12pt" style:font-weight-asian="bold" style:font-size-complex="12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style>
    <style:style style:name="P9"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0" style:family="paragraph" style:parent-style-name="Standard">
      <style:paragraph-properties fo:text-align="center" style:justify-single-word="false"/>
      <style:text-properties fo:font-size="15pt" fo:font-weight="bold" style:font-size-asian="15pt" style:font-weight-asian="bold" style:font-size-complex="15pt"/>
    </style:style>
    <style:style style:name="P11" style:family="paragraph" style:parent-style-name="Standard">
      <style:paragraph-properties fo:text-align="start" style:justify-single-word="false"/>
    </style:style>
    <style:style style:name="P12" style:family="paragraph" style:parent-style-name="Standard">
      <style:paragraph-properties fo:line-height="100%"/>
    </style:style>
    <style:style style:name="P13" style:family="paragraph" style:parent-style-name="Standard">
      <style:paragraph-properties fo:line-height="100%" fo:orphans="0" fo:widows="0"/>
    </style:style>
    <style:style style:name="P14" style:family="paragraph" style:parent-style-name="Standard">
      <style:paragraph-properties fo:line-height="100%" fo:text-align="justify" style:justify-single-word="false" fo:orphans="0" fo:widows="0"/>
    </style:style>
    <style:style style:name="P15" style:family="paragraph" style:parent-style-name="Standard">
      <style:paragraph-properties fo:text-align="end" style:justify-single-word="false"/>
    </style:style>
    <style:style style:name="P16" style:family="paragraph" style:parent-style-name="Standard">
      <style:paragraph-properties fo:margin-left="3in" fo:margin-right="0in" fo:text-align="justify" style:justify-single-word="false" fo:text-indent="0.5in" style:auto-text-indent="false"/>
      <style:text-properties fo:font-size="12pt" style:font-size-asian="12pt" style:font-size-complex="12pt"/>
    </style:style>
    <style:style style:name="P17" style:family="paragraph" style:parent-style-name="Standard">
      <style:paragraph-properties fo:text-align="start" style:justify-single-word="false" fo:break-before="page"/>
      <style:text-properties fo:font-size="12pt" style:font-size-asian="12pt" style:font-size-complex="12pt"/>
    </style:style>
    <style:style style:name="P18" style:family="paragraph" style:parent-style-name="Standard">
      <style:paragraph-properties fo:text-align="center" style:justify-single-word="false" fo:break-before="page"/>
      <style:text-properties fo:font-size="12pt" style:font-size-asian="12pt" style:font-size-complex="12pt"/>
    </style:style>
    <style:style style:name="P19" style:family="paragraph" style:parent-style-name="Standard">
      <style:paragraph-properties fo:break-before="page"/>
      <style:text-properties fo:font-size="12pt" fo:font-weight="bold" style:font-size-asian="12pt" style:font-weight-asian="bold" style:font-size-complex="12pt"/>
    </style:style>
    <style:style style:name="P20" style:family="paragraph" style:parent-style-name="Standard">
      <style:paragraph-properties fo:margin-left="3in" fo:margin-right="0in" fo:text-align="justify" style:justify-single-word="false" fo:text-indent="0in" style:auto-text-indent="false"/>
    </style:style>
    <style:style style:name="P21"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2"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align="justify" style:justify-single-word="false" fo:text-indent="0in" style:auto-text-indent="false"/>
    </style:style>
    <style:style style:name="P25"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style>
    <style:style style:name="P26" style:family="paragraph" style:parent-style-name="Standard">
      <style:paragraph-properties fo:margin-left="0in" fo:margin-right="0in" fo:text-align="center" style:justify-single-word="false" fo:text-indent="0in" style:auto-text-indent="false"/>
      <style:text-properties fo:font-size="12pt" fo:font-weight="bold" style:font-size-asian="12pt" style:font-weight-asian="bold" style:font-size-complex="12pt"/>
    </style:style>
    <style:style style:name="P27" style:family="paragraph" style:parent-style-name="Standard">
      <style:paragraph-properties fo:margin-left="0in" fo:margin-right="0in" fo:text-indent="0in" style:auto-text-indent="false"/>
      <style:text-properties fo:font-size="12pt" style:font-size-asian="12pt" style:font-size-complex="12pt"/>
    </style:style>
    <style:style style:name="P28"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fo:break-before="page"/>
      <style:text-properties fo:font-size="12pt" fo:font-weight="bold" style:font-size-asian="12pt" style:font-weight-asian="bold" style:font-size-complex="12pt"/>
    </style:style>
    <style:style style:name="P31" style:family="paragraph" style:parent-style-name="Standard">
      <style:paragraph-properties fo:margin-left="0in" fo:margin-right="0in" fo:text-align="center" style:justify-single-word="false" fo:text-indent="0in" style:auto-text-indent="false" fo:break-before="page"/>
      <style:text-properties fo:font-size="12pt" fo:font-weight="bold" style:font-size-asian="12pt" style:font-weight-asian="bold" style:font-size-complex="12pt"/>
    </style:style>
    <style:style style:name="P32" style:family="paragraph" style:parent-style-name="Standard">
      <style:paragraph-properties fo:margin-left="0in" fo:margin-right="0in" fo:text-align="justify" style:justify-single-word="false" fo:text-indent="0in" style:auto-text-indent="false" fo:break-before="page"/>
      <style:text-properties fo:font-size="12pt" style:font-size-asian="12pt" style:font-size-complex="12pt"/>
    </style:style>
    <style:style style:name="P3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34"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35" style:family="paragraph" style:parent-style-name="Standard">
      <style:paragraph-properties fo:margin-left="0in" fo:margin-right="0in" fo:text-indent="0.5in" style:auto-text-indent="false"/>
    </style:style>
    <style:style style:name="P36" style:family="paragraph" style:parent-style-name="Standard">
      <style:paragraph-properties fo:margin-left="0in" fo:margin-right="0in" fo:text-align="justify" style:justify-single-word="false" fo:text-indent="0.5in" style:auto-text-indent="false"/>
    </style:style>
    <style:style style:name="P37" style:family="paragraph" style:parent-style-name="Standard">
      <style:paragraph-properties fo:margin-left="0in" fo:margin-right="0in" fo:text-indent="0.5in" style:auto-text-indent="false"/>
      <style:text-properties fo:font-size="12pt" style:font-size-asian="12pt" style:font-size-complex="12pt"/>
    </style:style>
    <style:style style:name="P38" style:family="paragraph" style:parent-style-name="Standard">
      <style:paragraph-properties fo:margin-left="0in" fo:margin-right="0in" fo:text-align="start" style:justify-single-word="false" fo:text-indent="0.5in" style:auto-text-indent="false"/>
      <style:text-properties fo:font-size="12pt" style:font-size-asian="12pt" style:font-size-complex="12pt"/>
    </style:style>
    <style:style style:name="P39" style:family="paragraph" style:parent-style-name="Standard">
      <style:paragraph-properties fo:margin-left="0in" fo:margin-right="0in" fo:text-align="start" style:justify-single-word="false" fo:text-indent="0.5in" style:auto-text-indent="false"/>
    </style:style>
    <style:style style:name="P40" style:family="paragraph" style:parent-style-name="Standard">
      <style:paragraph-properties fo:margin-left="0in" fo:margin-right="0in" fo:text-indent="0in" style:auto-text-indent="false"/>
      <style:text-properties fo:font-size="12pt" style:font-size-asian="12pt" style:font-size-complex="12pt"/>
    </style:style>
    <style:style style:name="P41" style:family="paragraph" style:parent-style-name="Standard">
      <style:paragraph-properties fo:margin-left="0in" fo:margin-right="0in" fo:text-align="justify" style:justify-single-word="false" fo:text-indent="0.5in" style:auto-text-indent="false"/>
    </style:style>
    <style:style style:name="P42" style:family="paragraph" style:parent-style-name="Standard">
      <style:paragraph-properties fo:margin-left="0in" fo:margin-right="0in" fo:text-align="justify" style:justify-single-word="false" fo:text-indent="0.5in" style:auto-text-indent="false"/>
      <style:text-properties fo:font-size="12pt" style:font-size-asian="12pt" style:font-size-complex="12pt"/>
    </style:style>
    <style:style style:name="P43" style:family="paragraph" style:parent-style-name="Standard">
      <style:paragraph-properties fo:margin-left="0in" fo:margin-right="0in" fo:text-align="start" style:justify-single-word="false" fo:text-indent="0.5in" style:auto-text-indent="false"/>
      <style:text-properties fo:font-size="12pt" style:font-size-asian="12pt" style:font-size-complex="12pt"/>
    </style:style>
    <style:style style:name="P44" style:family="paragraph" style:parent-style-name="Standard">
      <style:paragraph-properties fo:margin-left="0in" fo:margin-right="0in" fo:text-align="start" style:justify-single-word="false" fo:text-indent="0.5in" style:auto-text-indent="false"/>
    </style:style>
    <style:style style:name="P45" style:family="paragraph" style:parent-style-name="Standard">
      <style:paragraph-properties fo:margin-left="0in" fo:margin-right="0in" fo:text-align="justify" style:justify-single-word="false" fo:text-indent="0.5in" style:auto-text-indent="false" fo:break-before="page"/>
      <style:text-properties fo:font-size="12pt" style:font-size-asian="12pt" style:font-size-complex="12pt"/>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properties fo:font-size="12pt" style:font-size-asian="12pt" style:font-size-complex="12pt"/>
    </style:style>
    <style:style style:name="P48" style:family="paragraph" style:parent-style-name="Standard">
      <style:paragraph-properties fo:margin-left="0.5in" fo:margin-right="0in" fo:text-align="justify" style:justify-single-word="false" fo:text-indent="0in" style:auto-text-indent="false"/>
      <style:text-properties fo:font-size="12pt" style:font-size-asian="12pt" style:font-size-complex="12pt"/>
    </style:style>
    <style:style style:name="P49" style:family="paragraph" style:parent-style-name="Standard">
      <style:paragraph-properties fo:margin-left="0.5in" fo:margin-right="0in" fo:text-align="start" style:justify-single-word="false" fo:text-indent="0in" style:auto-text-indent="false"/>
      <style:text-properties fo:font-size="12pt" style:font-size-asian="12pt" style:font-size-complex="12pt"/>
    </style:style>
    <style:style style:name="P50"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51" style:family="paragraph" style:parent-style-name="Standard">
      <style:paragraph-properties fo:margin-left="0.5in" fo:margin-right="0in" fo:text-align="justify" style:justify-single-word="false" fo:text-indent="0in" style:auto-text-indent="false"/>
    </style:style>
    <style:style style:name="P52" style:family="paragraph" style:parent-style-name="Standard">
      <style:paragraph-properties fo:margin-left="0.5in" fo:margin-right="0in" fo:text-align="start" style:justify-single-word="false" fo:text-indent="0in" style:auto-text-indent="false"/>
    </style:style>
    <style:style style:name="P53" style:family="paragraph" style:parent-style-name="Standard">
      <style:paragraph-properties fo:margin-left="0.5in" fo:margin-right="0in" fo:text-indent="0in" style:auto-text-indent="false" fo:break-before="page"/>
      <style:text-properties fo:font-size="12pt" style:font-size-asian="12pt" style:font-size-complex="12pt"/>
    </style:style>
    <style:style style:name="P54" style:family="paragraph" style:parent-style-name="Standard">
      <style:paragraph-properties fo:margin-left="0.5in" fo:margin-right="0in" fo:text-align="justify" style:justify-single-word="false" fo:text-indent="0in" style:auto-text-indent="false" fo:break-before="page"/>
      <style:text-properties fo:font-size="12pt" style:font-size-asian="12pt" style:font-size-complex="12pt"/>
    </style:style>
    <style:style style:name="P55" style:family="paragraph" style:parent-style-name="Standard">
      <style:paragraph-properties fo:margin-left="0.5in" fo:margin-right="0in" fo:text-indent="0.5in" style:auto-text-indent="false"/>
    </style:style>
    <style:style style:name="P56" style:family="paragraph" style:parent-style-name="Standard">
      <style:paragraph-properties fo:margin-left="0.5in" fo:margin-right="0in" fo:text-align="justify" style:justify-single-word="false" fo:text-indent="0.5in" style:auto-text-indent="false"/>
    </style:style>
    <style:style style:name="P57" style:family="paragraph" style:parent-style-name="Standard">
      <style:paragraph-properties fo:margin-left="0.5in" fo:margin-right="0in" fo:text-indent="0.5in" style:auto-text-indent="false"/>
      <style:text-properties fo:font-size="12pt" style:font-size-asian="12pt" style:font-size-complex="12pt"/>
    </style:style>
    <style:style style:name="P58" style:family="paragraph" style:parent-style-name="Standard">
      <style:paragraph-properties fo:margin-left="0.5in" fo:margin-right="0in" fo:text-align="justify" style:justify-single-word="false" fo:text-indent="0.5in" style:auto-text-indent="false"/>
      <style:text-properties fo:font-size="12pt" style:font-size-asian="12pt" style:font-size-complex="12pt"/>
    </style:style>
    <style:style style:name="P59" style:family="paragraph" style:parent-style-name="Standard">
      <style:paragraph-properties fo:margin-left="0.5in" fo:margin-right="0in" fo:text-align="start" style:justify-single-word="false" fo:text-indent="0.5in" style:auto-text-indent="false"/>
      <style:text-properties fo:font-size="12pt" style:font-size-asian="12pt" style:font-size-complex="12pt"/>
    </style:style>
    <style:style style:name="P60" style:family="paragraph" style:parent-style-name="Standard">
      <style:paragraph-properties fo:margin-left="0.5in" fo:margin-right="0in" fo:text-align="start" style:justify-single-word="false" fo:text-indent="0.5in" style:auto-text-indent="false"/>
    </style:style>
    <style:style style:name="P61" style:family="paragraph" style:parent-style-name="Standard">
      <style:paragraph-properties fo:margin-left="0.5in" fo:margin-right="0in" fo:text-align="justify" style:justify-single-word="false" fo:text-indent="0.5in" style:auto-text-indent="false" fo:break-before="page"/>
      <style:text-properties fo:font-size="12pt" style:font-size-asian="12pt" style:font-size-complex="12pt"/>
    </style:style>
    <style:style style:name="P62" style:family="paragraph" style:parent-style-name="Standard">
      <style:paragraph-properties fo:margin-left="1.5in" fo:margin-right="0in" fo:text-indent="0in" style:auto-text-indent="false"/>
      <style:text-properties fo:font-size="12pt" style:font-size-asian="12pt" style:font-size-complex="12pt"/>
    </style:style>
    <style:style style:name="P63" style:family="paragraph" style:parent-style-name="Standard">
      <style:paragraph-properties fo:margin-left="1.5in" fo:margin-right="0in" fo:text-align="justify" style:justify-single-word="false" fo:text-indent="0in" style:auto-text-indent="false"/>
      <style:text-properties fo:font-size="12pt" style:font-size-asian="12pt" style:font-size-complex="12pt"/>
    </style:style>
    <style:style style:name="P64" style:family="paragraph" style:parent-style-name="Standard">
      <style:paragraph-properties fo:margin-left="1.5in" fo:margin-right="0in" fo:text-align="justify" style:justify-single-word="false" fo:text-indent="0in" style:auto-text-indent="false"/>
    </style:style>
    <style:style style:name="P65" style:family="paragraph" style:parent-style-name="Standard" style:list-style-name="WWNum18">
      <style:paragraph-properties fo:margin-left="1in" fo:margin-right="0in" fo:text-align="justify" style:justify-single-word="false" fo:text-indent="-0.25in" style:auto-text-indent="false"/>
    </style:style>
    <style:style style:name="P66" style:family="paragraph" style:parent-style-name="Standard" style:list-style-name="WWNum1">
      <style:paragraph-properties fo:margin-left="1in" fo:margin-right="0in" fo:text-align="justify" style:justify-single-word="false" fo:text-indent="-0.25in" style:auto-text-indent="false"/>
    </style:style>
    <style:style style:name="P67" style:family="paragraph" style:parent-style-name="Standard" style:list-style-name="WWNum17">
      <style:paragraph-properties fo:margin-left="1in" fo:margin-right="0in" fo:text-align="justify" style:justify-single-word="false" fo:text-indent="-0.25in" style:auto-text-indent="false"/>
    </style:style>
    <style:style style:name="P68" style:family="paragraph" style:parent-style-name="Standard" style:list-style-name="WWNum7">
      <style:paragraph-properties fo:margin-left="1in" fo:margin-right="0in" fo:text-indent="-0.25in" style:auto-text-indent="false"/>
    </style:style>
    <style:style style:name="P69" style:family="paragraph" style:parent-style-name="Standard">
      <style:paragraph-properties fo:margin-left="1in" fo:margin-right="0in" fo:text-indent="0in" style:auto-text-indent="false"/>
      <style:text-properties fo:font-size="12pt" style:font-size-asian="12pt" style:font-size-complex="12pt"/>
    </style:style>
    <style:style style:name="P70" style:family="paragraph" style:parent-style-name="Standard">
      <style:paragraph-properties fo:margin-left="1in" fo:margin-right="0in" fo:text-align="justify" style:justify-single-word="false" fo:text-indent="0in" style:auto-text-indent="false"/>
      <style:text-properties fo:font-size="12pt" style:font-size-asian="12pt" style:font-size-complex="12pt"/>
    </style:style>
    <style:style style:name="P71" style:family="paragraph" style:parent-style-name="Standard">
      <style:paragraph-properties fo:margin-left="1in" fo:margin-right="0in" fo:text-align="justify" style:justify-single-word="false" fo:text-indent="0in" style:auto-text-indent="false"/>
    </style:style>
    <style:style style:name="P72" style:family="paragraph" style:parent-style-name="Standard" style:list-style-name="WWNum5">
      <style:paragraph-properties fo:margin-left="1.5in" fo:margin-right="0in" fo:text-align="justify" style:justify-single-word="false" fo:text-indent="-0.25in" style:auto-text-indent="false"/>
    </style:style>
    <style:style style:name="P73" style:family="paragraph" style:parent-style-name="Standard" style:master-page-name="Standard">
      <style:paragraph-properties fo:text-align="center" style:justify-single-word="false" style:page-number="1"/>
    </style:style>
    <style:style style:name="P74" style:family="paragraph" style:parent-style-name="Standard">
      <style:paragraph-properties fo:margin-left="1in" fo:margin-right="0in" fo:text-indent="0.5in" style:auto-text-indent="false"/>
    </style:style>
    <style:style style:name="P75" style:family="paragraph" style:parent-style-name="Standard">
      <style:paragraph-properties fo:margin-left="1in" fo:margin-right="0in" fo:text-align="justify" style:justify-single-word="false" fo:text-indent="0.5in" style:auto-text-indent="false"/>
    </style:style>
    <style:style style:name="P76" style:family="paragraph" style:parent-style-name="Standard">
      <style:paragraph-properties fo:margin-left="1in" fo:margin-right="0in" fo:text-align="justify" style:justify-single-word="false" fo:text-indent="0.5in" style:auto-text-indent="false"/>
      <style:text-properties fo:font-size="12pt" style:font-size-asian="12pt" style:font-size-complex="12pt"/>
    </style:style>
    <style:style style:name="P7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8" style:family="paragraph" style:parent-style-name="Standard" style:master-page-name="Converted1">
      <style:paragraph-properties fo:text-align="justify" style:justify-single-word="false" style:page-number="auto"/>
      <style:text-properties fo:font-size="12pt" style:font-size-asian="12pt" style:font-size-complex="12pt"/>
    </style:style>
    <style:style style:name="P79" style:family="paragraph" style:parent-style-name="Standard" style:list-style-name="WWNum6">
      <style:paragraph-properties fo:margin-left="0.5in" fo:margin-right="0in" fo:text-indent="-0.25in" style:auto-text-indent="false"/>
    </style:style>
    <style:style style:name="P80" style:family="paragraph" style:parent-style-name="Standard" style:master-page-name="Converted2">
      <style:paragraph-properties fo:text-align="start" style:justify-single-word="false" style:page-number="auto"/>
      <style:text-properties fo:font-size="12pt" fo:font-weight="bold" style:font-size-asian="12pt" style:font-weight-asian="bold" style:font-size-complex="12pt"/>
    </style:style>
    <style:style style:name="P81" style:family="paragraph" style:parent-style-name="Heading_20_1">
      <style:paragraph-properties fo:text-align="center" style:justify-single-word="false" fo:break-before="page"/>
    </style:style>
    <style:style style:name="P82" style:family="paragraph" style:parent-style-name="Heading_20_1" style:list-style-name="WWNum4">
      <style:paragraph-properties fo:margin-left="0.5in" fo:margin-right="0in" fo:text-align="center" style:justify-single-word="false" fo:text-indent="-0.25in" style:auto-text-indent="false"/>
    </style:style>
    <style:style style:name="P83" style:family="paragraph" style:parent-style-name="Heading_20_1" style:list-style-name="WWNum13">
      <style:paragraph-properties fo:margin-left="0.5in" fo:margin-right="0in" fo:text-align="center" style:justify-single-word="false" fo:text-indent="-0.25in" style:auto-text-indent="false"/>
    </style:style>
    <style:style style:name="P84" style:family="paragraph" style:parent-style-name="Heading_20_1" style:list-style-name="WWNum12">
      <style:paragraph-properties fo:margin-left="0.5in" fo:margin-right="0in" fo:text-align="center" style:justify-single-word="false" fo:text-indent="-0.25in" style:auto-text-indent="false"/>
    </style:style>
    <style:style style:name="P85" style:family="paragraph" style:parent-style-name="Heading_20_1" style:list-style-name="WWNum16">
      <style:paragraph-properties fo:margin-left="0.5in" fo:margin-right="0in" fo:text-align="center" style:justify-single-word="false" fo:text-indent="-0.25in" style:auto-text-indent="false"/>
    </style:style>
    <style:style style:name="P86" style:family="paragraph" style:parent-style-name="Heading_20_1" style:list-style-name="WWNum4">
      <style:paragraph-properties fo:margin-left="0.5in" fo:margin-right="0in" fo:text-align="center" style:justify-single-word="false" fo:text-indent="-0.25in" style:auto-text-indent="false" fo:break-before="page"/>
    </style:style>
    <style:style style:name="P87" style:family="paragraph" style:parent-style-name="Heading_20_1" style:list-style-name="WWNum11">
      <style:paragraph-properties fo:margin-left="0.5in" fo:margin-right="0in" fo:text-align="center" style:justify-single-word="false" fo:text-indent="-0.25in" style:auto-text-indent="false" fo:break-before="page"/>
    </style:style>
    <style:style style:name="P88" style:family="paragraph" style:parent-style-name="Heading_20_1" style:list-style-name="WWNum4">
      <style:paragraph-properties fo:margin-left="0.5in" fo:margin-right="0in" fo:margin-top="0.278in" fo:margin-bottom="0in" loext:contextual-spacing="false" fo:text-align="center" style:justify-single-word="false" fo:text-indent="-0.25in" style:auto-text-indent="false"/>
    </style:style>
    <style:style style:name="P89" style:family="paragraph" style:parent-style-name="Heading_20_1" style:list-style-name="WWNum2">
      <style:paragraph-properties fo:margin-left="1in" fo:margin-right="0in" fo:margin-top="0.278in" fo:margin-bottom="0in" loext:contextual-spacing="false" fo:text-align="center" style:justify-single-word="false" fo:text-indent="-0.25in" style:auto-text-indent="false"/>
    </style:style>
    <style:style style:name="P90" style:family="paragraph" style:parent-style-name="Heading_20_1" style:list-style-name="WWNum3">
      <style:paragraph-properties fo:margin-left="1in" fo:margin-right="0in" fo:text-align="center" style:justify-single-word="false" fo:text-indent="-0.25in" style:auto-text-indent="false"/>
    </style:style>
    <style:style style:name="P91" style:family="paragraph" style:parent-style-name="Heading_20_1" style:list-style-name="WWNum19">
      <style:paragraph-properties fo:margin-left="1in" fo:margin-right="0in" fo:text-indent="-0.25in" style:auto-text-indent="false"/>
    </style:style>
    <style:style style:name="P92" style:family="paragraph" style:parent-style-name="Heading_20_2" style:list-style-name="WWNum9">
      <style:paragraph-properties fo:margin-left="0.5in" fo:margin-right="0in" fo:margin-top="0in" fo:margin-bottom="0.0835in" loext:contextual-spacing="false" fo:text-indent="-0.25in" style:auto-text-indent="false"/>
    </style:style>
    <style:style style:name="P93" style:family="paragraph" style:parent-style-name="Heading_20_2" style:list-style-name="WWNum18">
      <style:paragraph-properties fo:margin-left="0.5in" fo:margin-right="0in" fo:margin-top="0in" fo:margin-bottom="0.0835in" loext:contextual-spacing="false" fo:text-align="justify" style:justify-single-word="false" fo:text-indent="-0.25in" style:auto-text-indent="false"/>
    </style:style>
    <style:style style:name="P94" style:family="paragraph" style:parent-style-name="Heading_20_2" style:list-style-name="WWNum9">
      <style:paragraph-properties fo:margin-left="0.5in" fo:margin-right="0in" fo:text-indent="-0.25in" style:auto-text-indent="false"/>
    </style:style>
    <style:style style:name="P95" style:family="paragraph" style:parent-style-name="Heading_20_2" style:list-style-name="WWNum18">
      <style:paragraph-properties fo:margin-left="0.5in" fo:margin-right="0in" fo:text-align="justify" style:justify-single-word="false" fo:text-indent="-0.25in" style:auto-text-indent="false"/>
    </style:style>
    <style:style style:name="P96" style:family="paragraph" style:parent-style-name="Heading_20_2" style:list-style-name="WWNum14">
      <style:paragraph-properties fo:margin-left="0.5in" fo:margin-right="0in" fo:text-align="justify" style:justify-single-word="false" fo:text-indent="-0.25in" style:auto-text-indent="false"/>
    </style:style>
    <style:style style:name="P97" style:family="paragraph" style:parent-style-name="Heading_20_2" style:list-style-name="WWNum10">
      <style:paragraph-properties fo:margin-left="0.5in" fo:margin-right="0in" fo:text-align="justify" style:justify-single-word="false" fo:text-indent="-0.25in" style:auto-text-indent="false"/>
    </style:style>
    <style:style style:name="P98" style:family="paragraph" style:parent-style-name="Heading_20_2" style:list-style-name="WWNum8">
      <style:paragraph-properties fo:margin-left="0.5in" fo:margin-right="0in" fo:text-indent="-0.25in" style:auto-text-indent="false"/>
    </style:style>
    <style:style style:name="P99" style:family="paragraph" style:parent-style-name="Heading_20_2" style:list-style-name="WWNum14">
      <style:paragraph-properties fo:margin-left="0.5in" fo:margin-right="0in" fo:text-indent="-0.25in" style:auto-text-indent="false"/>
    </style:style>
    <style:style style:name="P100" style:family="paragraph" style:parent-style-name="Heading_20_2" style:list-style-name="WWNum15">
      <style:paragraph-properties fo:margin-left="0.5in" fo:margin-right="0in" fo:text-indent="-0.25in" style:auto-text-indent="fals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fo:background-color="#efefef" loext:char-shading-value="0" style:font-size-asian="12pt" style:font-style-asian="italic" style:font-size-complex="12pt"/>
    </style:style>
    <style:style style:name="T4" style:family="text">
      <style:text-properties fo:font-size="12pt" fo:font-style="italic" fo:background-color="#f3f3f3" loext:char-shading-value="0" style:font-size-asian="12pt" style:font-style-asian="italic"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fo:font-style="italic" fo:font-weight="bold" fo:background-color="#f3f3f3" loext:char-shading-value="0" style:font-size-asian="12pt" style:font-style-asian="italic" style:font-weight-asian="bold" style:font-size-complex="12pt"/>
    </style:style>
    <style:style style:name="T7" style:family="text">
      <style:text-properties fo:font-size="12pt" fo:font-style="italic" fo:font-weight="bold" style:font-size-asian="12pt" style:font-style-asian="italic" style:font-weight-asian="bold" style:font-size-complex="12pt"/>
    </style:style>
    <style:style style:name="T8" style:family="text">
      <style:text-properties fo:font-size="12pt" fo:background-color="#efefef" loext:char-shading-value="0" style:font-size-asian="12pt" style:font-size-complex="12pt"/>
    </style:style>
    <style:style style:name="T9" style:family="text">
      <style:text-properties fo:font-size="12pt" fo:background-color="#f3f3f3" loext:char-shading-value="0" style:font-size-asian="12pt" style:font-size-complex="12pt"/>
    </style:style>
    <style:style style:name="T10" style:family="text">
      <style:text-properties fo:font-size="12pt" style:text-underline-style="none" style:font-size-asian="12pt" style:font-size-complex="12pt"/>
    </style:style>
    <style:style style:name="T11" style:family="text">
      <style:text-properties fo:font-size="12pt" style:text-underline-style="none" fo:font-weight="bold" style:font-size-asian="12pt" style:font-weight-asian="bold" style:font-size-complex="12pt"/>
    </style:style>
    <style:style style:name="T12" style:family="text">
      <style:text-properties fo:color="#0000ee" style:text-underline-style="solid" style:text-underline-width="auto" style:text-underline-color="font-color"/>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T1">Universidade Federal de Alagoas - UFAL</text:span></text:p>
      <text:p text:style-name="P1"><text:span text:style-name="T1">Instituto de Computação - IC</text:span></text:p>
      <text:p text:style-name="P3"/>
      <text:p text:style-name="P3"/>
      <text:p text:style-name="P2"/>
      <text:p text:style-name="P2"/>
      <text:p text:style-name="P2"/>
      <text:p text:style-name="P3"/>
      <text:p text:style-name="P3"/>
      <text:p text:style-name="P3"/>
      <text:p text:style-name="P1"><text:a xlink:type="simple" xlink:href="mailto:jcsc@ic.ufal.br" text:style-name="ListLabel_20_172" text:visited-style-name="ListLabel_20_172"><text:span text:style-name="T12">Jadson Crislan Santos Costa</text:span></text:a></text:p>
      <text:p text:style-name="P1"><text:span text:style-name="T1">Samuel Lima da Silva</text:span></text:p>
      <text:p text:style-name="P4"/>
      <text:p text:style-name="P4"/>
      <text:p text:style-name="P4"/>
      <text:p text:style-name="P4"/>
      <text:p text:style-name="P4"/>
      <text:p text:style-name="P4"/>
      <text:p text:style-name="P4"/>
      <text:p text:style-name="P4"/>
      <text:p text:style-name="P4"><text:soft-page-break/></text:p>
      <text:p text:style-name="P1"><text:span text:style-name="T1">Compiladores </text:span></text:p>
      <text:p text:style-name="P16"/>
      <text:p text:style-name="P16"/>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1">Abril de 2021</text:span></text:p>
      <text:p text:style-name="P1"><text:span text:style-name="T1">Universidade Federal de Alagoas - UFAL</text:span></text:p>
      <text:p text:style-name="P1"><text:span text:style-name="T1">Instituto de Computação - IC</text:span></text:p>
      <text:p text:style-name="P3"><text:soft-page-break/></text:p>
      <text:p text:style-name="P5"/>
      <text:p text:style-name="P17"/>
      <text:p text:style-name="P5"/>
      <text:p text:style-name="P3"/>
      <text:p text:style-name="P3"/>
      <text:p text:style-name="P1"><text:a xlink:type="simple" xlink:href="mailto:jcsc@ic.ufal.br" text:style-name="ListLabel_20_172" text:visited-style-name="ListLabel_20_172"><text:span text:style-name="T12">Jadson Crislan Santos Costa</text:span></text:a></text:p>
      <text:p text:style-name="P1"><text:span text:style-name="T1">Samuel Lima da Silva</text:span></text:p>
      <text:p text:style-name="P4"/>
      <text:p text:style-name="P4"/>
      <text:p text:style-name="P4"/>
      <text:p text:style-name="P4"/>
      <text:p text:style-name="P4"/>
      <text:p text:style-name="P4"/>
      <text:p text:style-name="P4"/>
      <text:p text:style-name="P1"><text:span text:style-name="T1">Compiladores </text:span></text:p>
      <text:p text:style-name="P16"/>
      <text:p text:style-name="P16"/>
      <text:p text:style-name="P16"/>
      <text:p text:style-name="P20"><text:span text:style-name="T1">Trabalho Acadêmico solicitado pelo Prof. Alcino Dall’Igna Júnior, com vistas à obtenção parcial de nota da disciplina Compiladores do Curso de Bacharel em Ciência da Computação <text:s/>UFAL</text:span></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1"><text:span text:style-name="T1">Abril de 2021</text:span></text:p>
      <text:p text:style-name="P81"><text:bookmark text:name="_sf9zxaayc1ru"/>Sumário</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sf9zxaayc1ru" text:style-name="Index_20_Link" text:visited-style-name="Index_20_Link"><text:span text:style-name="T13">Sumário</text:span></text:a><text:span text:style-name="T13"><text:tab/>3</text:span></text:p>
          <text:p text:style-name="P22"><text:a xlink:type="simple" xlink:href="#_akyxhkqkrv93" text:style-name="Index_20_Link" text:visited-style-name="Index_20_Link"><text:span text:style-name="T13">Estrutura geral de um programa</text:span></text:a><text:span text:style-name="T13"><text:tab/>5</text:span></text:p>
          <text:p text:style-name="P22"><text:a xlink:type="simple" xlink:href="#_35fa7zvlk10p" text:style-name="Index_20_Link" text:visited-style-name="Index_20_Link"><text:span text:style-name="T13">Nomes</text:span></text:a><text:span text:style-name="T13"><text:tab/>6</text:span></text:p>
          <text:p text:style-name="P22"><text:a xlink:type="simple" xlink:href="#_hwgitegz6hiv" text:style-name="Index_20_Link" text:visited-style-name="Index_20_Link"><text:span text:style-name="T13">Palavras reservadas</text:span></text:a><text:span text:style-name="T13"><text:tab/>7</text:span></text:p>
          <text:p text:style-name="P22"><text:a xlink:type="simple" xlink:href="#_tmqpmr4xzulv" text:style-name="Index_20_Link" text:visited-style-name="Index_20_Link"><text:span text:style-name="T13">Instruções</text:span></text:a><text:span text:style-name="T13"><text:tab/>8</text:span></text:p>
          <text:p text:style-name="P22"><text:a xlink:type="simple" xlink:href="#_red4ufquhg5k" text:style-name="Index_20_Link" text:visited-style-name="Index_20_Link"><text:span text:style-name="T13">Variáveis</text:span></text:a><text:span text:style-name="T13"><text:tab/>9</text:span></text:p>
          <text:p text:style-name="P22"><text:a xlink:type="simple" xlink:href="#_q4snpbuoukwu" text:style-name="Index_20_Link" text:visited-style-name="Index_20_Link"><text:span text:style-name="T13">Escopo</text:span></text:a><text:span text:style-name="T13"><text:tab/>10</text:span></text:p>
          <text:p text:style-name="P33"><text:a xlink:type="simple" xlink:href="#_osgv389xaecz" text:style-name="Index_20_Link" text:visited-style-name="Index_20_Link"><text:span text:style-name="T14">Escopo Estático</text:span></text:a><text:span text:style-name="T14"><text:tab/>10</text:span></text:p>
          <text:p text:style-name="P33"><text:a xlink:type="simple" xlink:href="#_cwde86db29md" text:style-name="Index_20_Link" text:visited-style-name="Index_20_Link"><text:span text:style-name="T14">Blocos</text:span></text:a><text:span text:style-name="T14"><text:tab/>10</text:span></text:p>
          <text:p text:style-name="P33"><text:a xlink:type="simple" xlink:href="#_8aq9bc8nvoyi" text:style-name="Index_20_Link" text:visited-style-name="Index_20_Link"><text:span text:style-name="T14">Escopo global</text:span></text:a><text:span text:style-name="T14"><text:tab/>10</text:span></text:p>
          <text:p text:style-name="P33"><text:a xlink:type="simple" xlink:href="#_3d1fwdy66uw9" text:style-name="Index_20_Link" text:visited-style-name="Index_20_Link"><text:span text:style-name="T14">Ordem de declaração</text:span></text:a><text:span text:style-name="T14"><text:tab/>10</text:span></text:p>
          <text:p text:style-name="P22"><text:a xlink:type="simple" xlink:href="#_xtl6y8uzmrr7" text:style-name="Index_20_Link" text:visited-style-name="Index_20_Link"><text:span text:style-name="T13">Tipos de dados</text:span></text:a><text:span text:style-name="T13"><text:tab/>11</text:span></text:p>
          <text:p text:style-name="P33"><text:a xlink:type="simple" xlink:href="#_6ygrowhsn6km" text:style-name="Index_20_Link" text:visited-style-name="Index_20_Link"><text:span text:style-name="T14">Tipos numéricos</text:span></text:a><text:span text:style-name="T14"><text:tab/>11</text:span></text:p>
          <text:p text:style-name="P33"><text:a xlink:type="simple" xlink:href="#_dlm20xp9lotg" text:style-name="Index_20_Link" text:visited-style-name="Index_20_Link"><text:span text:style-name="T14">Tipos Caracteres</text:span></text:a><text:span text:style-name="T14"><text:tab/>11</text:span></text:p>
          <text:p text:style-name="P33"><text:a xlink:type="simple" xlink:href="#_7g3wulkej6q1" text:style-name="Index_20_Link" text:visited-style-name="Index_20_Link"><text:span text:style-name="T14">Tipos Booleanos</text:span></text:a><text:span text:style-name="T14"><text:tab/>11</text:span></text:p>
          <text:p text:style-name="P33"><text:a xlink:type="simple" xlink:href="#_3k0lzvxksw0s" text:style-name="Index_20_Link" text:visited-style-name="Index_20_Link"><text:span text:style-name="T14">Tipos array</text:span></text:a><text:span text:style-name="T14"><text:tab/>11</text:span></text:p>
          <text:p text:style-name="P33"><text:a xlink:type="simple" xlink:href="#_he97u53zkeys" text:style-name="Index_20_Link" text:visited-style-name="Index_20_Link"><text:span text:style-name="T14">Outros tipos</text:span></text:a><text:span text:style-name="T14"><text:tab/>12</text:span></text:p>
          <text:p text:style-name="P33"><text:a xlink:type="simple" xlink:href="#_vwgxeppaw40i" text:style-name="Index_20_Link" text:visited-style-name="Index_20_Link"><text:span text:style-name="T14">Declaração de tipos</text:span></text:a><text:span text:style-name="T14"><text:tab/>12</text:span></text:p>
          <text:p text:style-name="P33"><text:a xlink:type="simple" xlink:href="#_wzqrgwfqgpq2" text:style-name="Index_20_Link" text:visited-style-name="Index_20_Link"><text:span text:style-name="T14">Operações com os tipos</text:span></text:a><text:span text:style-name="T14"><text:tab/>13</text:span></text:p>
          <text:p text:style-name="P33"><text:a xlink:type="simple" xlink:href="#_pkkows5j6fb3" text:style-name="Index_20_Link" text:visited-style-name="Index_20_Link"><text:span text:style-name="T14">Inicialização</text:span></text:a><text:span text:style-name="T14"><text:tab/>13</text:span></text:p>
          <text:p text:style-name="P22"><text:soft-page-break/><text:a xlink:type="simple" xlink:href="#_b9pf8tydf8yl" text:style-name="Index_20_Link" text:visited-style-name="Index_20_Link"><text:span text:style-name="T13">Expressões e atribuição</text:span></text:a><text:span text:style-name="T13"><text:tab/>14</text:span></text:p>
          <text:p text:style-name="P33"><text:a xlink:type="simple" xlink:href="#_mmcngleb31it" text:style-name="Index_20_Link" text:visited-style-name="Index_20_Link"><text:span text:style-name="T14">Expressões aritméticas</text:span></text:a><text:span text:style-name="T14"><text:tab/>14</text:span></text:p>
          <text:p text:style-name="P33"><text:a xlink:type="simple" xlink:href="#_i8nwrwlnil5g" text:style-name="Index_20_Link" text:visited-style-name="Index_20_Link"><text:span text:style-name="T14">Expressões relacionais e lógicas</text:span></text:a><text:span text:style-name="T14"><text:tab/>14</text:span></text:p>
          <text:p text:style-name="P33"><text:a xlink:type="simple" xlink:href="#_ckkp72zf0yfv" text:style-name="Index_20_Link" text:visited-style-name="Index_20_Link"><text:span text:style-name="T14">Expressões com caracteres e cadeia de caracteres</text:span></text:a><text:span text:style-name="T14"><text:tab/>14</text:span></text:p>
          <text:p text:style-name="P33"><text:a xlink:type="simple" xlink:href="#_3jxe9e4bekom" text:style-name="Index_20_Link" text:visited-style-name="Index_20_Link"><text:span text:style-name="T14">Precedência e associatividade</text:span></text:a><text:span text:style-name="T14"><text:tab/>15</text:span></text:p>
          <text:p text:style-name="P33"><text:a xlink:type="simple" xlink:href="#_omees72k9kvr" text:style-name="Index_20_Link" text:visited-style-name="Index_20_Link"><text:span text:style-name="T14">Avaliação em curto-circuito</text:span></text:a><text:span text:style-name="T14"><text:tab/>16</text:span></text:p>
          <text:p text:style-name="P33"><text:a xlink:type="simple" xlink:href="#_yp335jqoiff8" text:style-name="Index_20_Link" text:visited-style-name="Index_20_Link"><text:span text:style-name="T14">Sobrecarga de operadores</text:span></text:a><text:span text:style-name="T14"><text:tab/>16</text:span></text:p>
          <text:p text:style-name="P33"><text:a xlink:type="simple" xlink:href="#_dlh6trr6vguv" text:style-name="Index_20_Link" text:visited-style-name="Index_20_Link"><text:span text:style-name="T14">Conversões de tipos</text:span></text:a><text:span text:style-name="T14"><text:tab/>17</text:span></text:p>
          <text:p text:style-name="P33"><text:a xlink:type="simple" xlink:href="#_t0txhf56o2hx" text:style-name="Index_20_Link" text:visited-style-name="Index_20_Link"><text:span text:style-name="T14">Atribuição</text:span></text:a><text:span text:style-name="T14"><text:tab/>17</text:span></text:p>
          <text:p text:style-name="P22"><text:a xlink:type="simple" xlink:href="#_65t99y27p0jw" text:style-name="Index_20_Link" text:visited-style-name="Index_20_Link"><text:span text:style-name="T13">Estruturas de controle de fluxo</text:span></text:a><text:span text:style-name="T13"><text:tab/>18</text:span></text:p>
          <text:p text:style-name="P33"><text:a xlink:type="simple" xlink:href="#_tb4dqucl1cb9" text:style-name="Index_20_Link" text:visited-style-name="Index_20_Link"><text:span text:style-name="T14">Estruturas de seleção</text:span></text:a><text:span text:style-name="T14"><text:tab/>18</text:span></text:p>
          <text:p text:style-name="P33"><text:a xlink:type="simple" xlink:href="#_5s3yj052rjbi" text:style-name="Index_20_Link" text:visited-style-name="Index_20_Link"><text:span text:style-name="T14">Estruturas de iteração</text:span></text:a><text:span text:style-name="T14"><text:tab/>18</text:span></text:p>
          <text:p text:style-name="P33"><text:a xlink:type="simple" xlink:href="#_oebqxiipk7ir" text:style-name="Index_20_Link" text:visited-style-name="Index_20_Link"><text:span text:style-name="T14">Desvio incondicional</text:span></text:a><text:span text:style-name="T14"><text:tab/>19</text:span></text:p>
          <text:p text:style-name="P22"><text:a xlink:type="simple" xlink:href="#_esmxuiqqpz2c" text:style-name="Index_20_Link" text:visited-style-name="Index_20_Link"><text:span text:style-name="T13">Subprogramas</text:span></text:a><text:span text:style-name="T13"><text:tab/>20</text:span></text:p>
          <text:p text:style-name="P33"><text:a xlink:type="simple" xlink:href="#_yi3sr9ngyeqp" text:style-name="Index_20_Link" text:visited-style-name="Index_20_Link"><text:span text:style-name="T14">Declaração de um subprograma</text:span></text:a><text:span text:style-name="T14"><text:tab/>20</text:span></text:p>
          <text:p text:style-name="P33"><text:a xlink:type="simple" xlink:href="#_34temfib72da" text:style-name="Index_20_Link" text:visited-style-name="Index_20_Link"><text:span text:style-name="T14">Modo de passagem de parâmetros</text:span></text:a><text:span text:style-name="T14"><text:tab/>21</text:span></text:p>
          <text:p text:style-name="P22"><text:a xlink:type="simple" xlink:href="#_g6i4v2hjafi8" text:style-name="Index_20_Link" text:visited-style-name="Index_20_Link"><text:span text:style-name="T13">Instruções de entrada e saída</text:span></text:a><text:span text:style-name="T13"><text:tab/>22</text:span></text:p>
          <text:p text:style-name="P22"><text:a xlink:type="simple" xlink:href="#_atr9i5g1l485" text:style-name="Index_20_Link" text:visited-style-name="Index_20_Link"><text:span text:style-name="T13">Comentários</text:span></text:a><text:span text:style-name="T13"><text:tab/>23</text:span></text:p>
          <text:p text:style-name="P22"><text:a xlink:type="simple" xlink:href="#_9t9fco1htst5" text:style-name="Index_20_Link" text:visited-style-name="Index_20_Link"><text:span text:style-name="T13">Especificação dos tokens</text:span></text:a><text:span text:style-name="T13"><text:tab/>24</text:span></text:p>
          <text:p text:style-name="P33"><text:a xlink:type="simple" xlink:href="#_fce4iz8yk7zm" text:style-name="Index_20_Link" text:visited-style-name="Index_20_Link"><text:span text:style-name="T14">Tabela de categoria de tokens</text:span></text:a><text:span text:style-name="T14"><text:tab/>24</text:span></text:p>
          <text:p text:style-name="P34"><text:a xlink:type="simple" xlink:href="#_afhkabhqkemd" text:style-name="Index_20_Link" text:visited-style-name="Index_20_Link"><text:span text:style-name="T14">Tabela de expressões regulares</text:span></text:a><text:span text:style-name="T14"><text:tab/>27</text:span></text:p>
        </text:index-body>
      </text:table-of-content>
      <text:p text:style-name="P2"><text:soft-page-break/></text:p>
      <text:p text:style-name="P3"/>
      <text:p text:style-name="P18"/>
      <text:list xml:id="list1296948896" text:style-name="WWNum4">
        <text:list-item>
          <text:p text:style-name="P82"><text:bookmark text:name="_akyxhkqkrv93"/>Estrutura geral de um programa</text:p>
        </text:list-item>
      </text:list>
      <text:p text:style-name="P10"/>
      <text:p text:style-name="P36"><text:span text:style-name="T1">A linguagem admite escopo global e escopo estático de variáveis. As variáveis são declaradas ao especificar seu tipo e seu identificador em qualquer parte do programa. subprogramas são declaradas ao se declarar seu tipo de retorno, seu identificador e sua lista de parâmetros. Variáveis declaradas dentro de subprogramas possuem escopo estático. Variáveis declaradas fora de subprogramas possuem escopo global. A execução de um programa se inicia no subprograma de identificador ‘main’. </text:span></text:p>
      <text:p text:style-name="P24"><text:span text:style-name="T1"><text:s/></text:span></text:p>
      <text:p text:style-name="P30"/>
      <text:list xml:id="list52411955443321" text:continue-numbering="true" text:style-name="WWNum4">
        <text:list-item>
          <text:p text:style-name="P82"><text:bookmark text:name="_35fa7zvlk10p"/>Nomes</text:p>
        </text:list-item>
      </text:list>
      <text:p text:style-name="P27"/>
      <text:p text:style-name="P36"><text:span text:style-name="T1">Nomes são sensíveis à caixa(case sensitive). Nomes não possuem limite de caracteres. Nomes podem conter qualquer caractere alfabético, numérico e o caractere ‘_’(underline). Nomes só podem começar com caractere alfabético ou _.</text:span></text:p>
      <text:p text:style-name="P30"/>
      <text:list xml:id="list52412240772835" text:continue-numbering="true" text:style-name="WWNum4">
        <text:list-item>
          <text:p text:style-name="P82"><text:bookmark text:name="_hwgitegz6hiv"/>Palavras reservadas</text:p>
        </text:list-item>
      </text:list>
      <text:p text:style-name="P23"><text:span text:style-name="T2"><text:tab/><text:tab/></text:span></text:p>
      <text:p text:style-name="P36"><text:span text:style-name="T1">Palavras reservadas da linguagem não podem ser usadas como nome. As palavras reservadas são: </text:span><text:span text:style-name="T3">if</text:span><text:span text:style-name="T8">, </text:span><text:span text:style-name="T3">else</text:span><text:span text:style-name="T8">, </text:span><text:span text:style-name="T3">while</text:span><text:span text:style-name="T8">, </text:span><text:span text:style-name="T3">for</text:span><text:span text:style-name="T8">, in, step, </text:span><text:span text:style-name="T3">break</text:span><text:span text:style-name="T8">, </text:span><text:span text:style-name="T3">return</text:span><text:span text:style-name="T8">, </text:span><text:span text:style-name="T3">int</text:span><text:span text:style-name="T8">, </text:span><text:span text:style-name="T3">float</text:span><text:span text:style-name="T8">, </text:span><text:span text:style-name="T3">char</text:span><text:span text:style-name="T8">, </text:span><text:span text:style-name="T3">void</text:span><text:span text:style-name="T8">, </text:span><text:span text:style-name="T3">string</text:span><text:span text:style-name="T8">, </text:span><text:span text:style-name="T3">bool</text:span><text:span text:style-name="T8">, </text:span><text:span text:style-name="T3">and</text:span><text:span text:style-name="T8">, <text:s/></text:span><text:span text:style-name="T3">or</text:span><text:span text:style-name="T1">. </text:span></text:p>
      <text:p text:style-name="P36"><text:span text:style-name="T1">Os caracteres terminais da linguagem são:</text:span><text:span text:style-name="T9"> </text:span><text:span text:style-name="T4">; , + - * ( ) { } [ ] ! ‘ ’ “ ” = &gt; &lt; ^ %</text:span></text:p>
      <text:p text:style-name="P42"/>
      <text:list xml:id="list52410252825337" text:continue-numbering="true" text:style-name="WWNum4">
        <text:list-item>
          <text:p text:style-name="P86"><text:bookmark text:name="_tmqpmr4xzulv"/>Instruções</text:p>
        </text:list-item>
      </text:list>
      <text:p text:style-name="P2"/>
      <text:p text:style-name="P37"/>
      <text:p text:style-name="P35"><text:span text:style-name="T1">Os instruções ou comandos podem ser compostos de palavras reservadas da linguagem, caracteres terminais da linguagem e nomes definidos no programa. Uma instrução sempre deve terminar com o caractere ‘;’. Blocos de comandos são iniciados por ‘{‘ e terminados por ‘}’. </text:span></text:p>
      <text:p text:style-name="P42"/>
      <text:p text:style-name="P45"/>
      <text:p text:style-name="P42"/>
      <text:list xml:id="list52410719013306" text:continue-numbering="true" text:style-name="WWNum4">
        <text:list-item>
          <text:p text:style-name="P82"><text:bookmark text:name="_red4ufquhg5k"/>Variáveis</text:p>
        </text:list-item>
      </text:list>
      <text:p text:style-name="P23"><text:span text:style-name="T1"><text:tab/></text:span></text:p>
      <text:p text:style-name="P36"><text:span text:style-name="T1">Variáveis possuem um nome, valor e endereço na memória. Variáveis podem ser declaradas dentro de subprogramas <text:s/>ou fora deles. O nome de uma variável é um identificador único para a variável no seu escopo. Portanto, variáveis com escopo global devem ter um identificador único em todo o programa e variáveis com escopo estático devem ter um identificador único no subprograma que pertence. Mais detalhes sobre escopo são discutidos na seção 6.</text:span></text:p>
      <text:p text:style-name="P36"><text:span text:style-name="T1">Várias variáveis podem ser declaradas em uma mesma declaração, porém a inicialização não é permitida nesse caso. Mais detalhes sobre inicialização na seção <text:s/>7.</text:span></text:p>
      <text:p text:style-name="P36"><text:span text:style-name="T1">A forma de declaração de uma variável é:</text:span></text:p>
      <text:p text:style-name="P36"><text:span text:style-name="T5">tipo nome ‘;’</text:span></text:p>
      <text:p text:style-name="P42"/>
      <text:p text:style-name="P36"><text:span text:style-name="T1">Ou na forma de declarar várias variáveis com o mesmo tipo de uma única vez:</text:span></text:p>
      <text:p text:style-name="P36"><text:span text:style-name="T5">tipo nome1 ’,’ nome2 ‘,’ nome3 ‘,’ … ‘,’ nomeN ‘;’</text:span></text:p>
      <text:p text:style-name="P11"><text:span text:style-name="T1"><text:tab/></text:span></text:p>
      <text:p text:style-name="P39"><text:span text:style-name="T1">Ou na forma de declarar uma única variável com um valor de inicialização:</text:span></text:p>
      <text:p text:style-name="P11"><text:span text:style-name="T1"><text:tab/></text:span><text:span text:style-name="T5">tipo nome ‘=’ valor_de_inicialização ‘;’</text:span></text:p>
      <text:p text:style-name="P11"><text:span text:style-name="T5"><text:tab/></text:span></text:p>
      <text:p text:style-name="P39"><text:span text:style-name="T1">Caracteres terminais da linguagem e palavras reservadas estão entre os apóstrofos. Mais detalhes sobre tipos na seção 7. Mais detalhes sobre valores de inicialização na seção 7. A forma de declaração de uma variável do tipo array é detalhada na seção 7.</text:span></text:p>
      <text:p text:style-name="P25"/>
      <text:p text:style-name="P31"/>
      <text:list xml:id="list52411705280312" text:continue-numbering="true" text:style-name="WWNum4">
        <text:list-item>
          <text:p text:style-name="P88"><text:bookmark text:name="_q4snpbuoukwu"/>Escopo</text:p>
        </text:list-item>
      </text:list>
      <text:list xml:id="list3227297542" text:style-name="WWNum9">
        <text:list-item>
          <text:p text:style-name="P92"><text:bookmark text:name="_osgv389xaecz"/>Escopo Estático</text:p>
        </text:list-item>
      </text:list>
      <text:p text:style-name="P47"/>
      <text:p text:style-name="P56"><text:span text:style-name="T1">A linguagem admite escopo estático de variáveis. Variáveis declaradas dentro de subprogramas possuem escopo estático. </text:span></text:p>
      <text:p text:style-name="P63"/>
      <text:list xml:id="list52411759467489" text:continue-numbering="true" text:style-name="WWNum9">
        <text:list-item>
          <text:p text:style-name="P94"><text:bookmark text:name="_cwde86db29md"/>Blocos</text:p>
        </text:list-item>
      </text:list>
      <text:p text:style-name="P47"/>
      <text:p text:style-name="P56"><text:span text:style-name="T1">A linguagem permite o uso de blocos para definir novos escopos estáticos dentro de um escopo estático existente, assim, blocos podem ser aninhados. É proibido o reuso de identificadores na declaração de variáveis em bloco aninhados. Variáveis em blocos diferentes podem ter identificadores iguais. Blocos sempre são limitados por </text:span><text:span text:style-name="T9">‘{‘</text:span><text:span text:style-name="T1"> e </text:span><text:span text:style-name="T9">‘}’</text:span><text:span text:style-name="T1">.</text:span></text:p>
      <text:p text:style-name="P63"/>
      <text:list xml:id="list52411644133756" text:continue-numbering="true" text:style-name="WWNum9">
        <text:list-item>
          <text:p text:style-name="P94"><text:bookmark text:name="_8aq9bc8nvoyi"/>Escopo global</text:p>
        </text:list-item>
      </text:list>
      <text:p text:style-name="P47"/>
      <text:p text:style-name="P56"><text:span text:style-name="T1">Variáveis declaradas fora de subprogramas possuem escopo global. Variáveis com escopo global são visíveis a todos os subprogramas no programa.</text:span></text:p>
      <text:p text:style-name="P62"/>
      <text:list xml:id="list52410514227751" text:continue-numbering="true" text:style-name="WWNum9">
        <text:list-item>
          <text:p text:style-name="P94"><text:bookmark text:name="_3d1fwdy66uw9"/>Ordem de declaração</text:p>
        </text:list-item>
      </text:list>
      <text:p text:style-name="P47"/>
      <text:p text:style-name="P56"><text:span text:style-name="T1">A declaração de uma variável dentro de um subprograma pode aparecer em qualquer ponto que uma instrução possa ocorrer. Entretanto, seu escopo começa em sua declaração e termina no fim do bloco ao qual pertence.</text:span></text:p>
      <text:p text:style-name="P58"/>
      <text:p text:style-name="P61"/>
      <text:p text:style-name="P27"/>
      <text:list xml:id="list561273004" text:style-name="WWNum2">
        <text:list-item>
          <text:p text:style-name="P89"><text:bookmark text:name="_xtl6y8uzmrr7"/>Tipos de dados</text:p>
        </text:list-item>
      </text:list>
      <text:list xml:id="list1961613871" text:style-name="WWNum18">
        <text:list-item>
          <text:p text:style-name="P93"><text:bookmark text:name="_6ygrowhsn6km"/>Tipos numéricos</text:p>
        </text:list-item>
      </text:list>
      <text:p text:style-name="P48"/>
      <text:list xml:id="list52410369930944" text:continue-numbering="true" text:style-name="WWNum18">
        <text:list-item>
          <text:list>
            <text:list-item>
              <text:p text:style-name="P65"><text:span text:style-name="T1">int: Número inteiro.</text:span></text:p>
            </text:list-item>
            <text:list-item>
              <text:p text:style-name="P65"><text:span text:style-name="T1">float: Número de ponto flutuante.</text:span></text:p>
            </text:list-item>
          </text:list>
        </text:list-item>
      </text:list>
      <text:p text:style-name="P24"><text:span text:style-name="T1"><text:tab/>Tipos numéricos só suportam números na base decimal.</text:span></text:p>
      <text:p text:style-name="P28"/>
      <text:list xml:id="list52410348804984" text:continue-numbering="true" text:style-name="WWNum18">
        <text:list-item>
          <text:p text:style-name="P95"><text:bookmark text:name="_dlm20xp9lotg"/>Tipos Caracteres</text:p>
        </text:list-item>
      </text:list>
      <text:p text:style-name="P48"/>
      <text:list xml:id="list52411553559387" text:continue-numbering="true" text:style-name="WWNum18">
        <text:list-item>
          <text:list>
            <text:list-item>
              <text:p text:style-name="P65"><text:span text:style-name="T1">char: 1 único caractere. Admite qualquer caractere ASCII.</text:span></text:p>
            </text:list-item>
            <text:list-item>
              <text:p text:style-name="P65"><text:span text:style-name="T1">string: Cadeia de caracteres. Caracteres da string podem ser indexados utilizando </text:span><text:span text:style-name="T5">[índice]. </text:span><text:span text:style-name="T1">Onde </text:span><text:span text:style-name="T5">índice</text:span><text:span text:style-name="T1"> deve ser uma constante literal do tipo int, uma variável do tipo int ou uma expressão aritmética com resultado do tipo int. O primeiro caractere da string tem índice 0 e assim por diante. Mais detalhes nas seções 8 e 13.</text:span></text:p>
            </text:list-item>
          </text:list>
        </text:list-item>
      </text:list>
      <text:p text:style-name="P70"/>
      <text:list xml:id="list52410772972936" text:continue-numbering="true" text:style-name="WWNum18">
        <text:list-item>
          <text:p text:style-name="P95"><text:bookmark text:name="_7g3wulkej6q1"/>Tipos Booleanos</text:p>
        </text:list-item>
      </text:list>
      <text:p text:style-name="P48"/>
      <text:list xml:id="list52411152998008" text:continue-numbering="true" text:style-name="WWNum18">
        <text:list-item>
          <text:list>
            <text:list-item>
              <text:p text:style-name="P65"><text:span text:style-name="T1">bool: Booleano.</text:span></text:p>
            </text:list-item>
          </text:list>
        </text:list-item>
      </text:list>
      <text:p text:style-name="P70"/>
      <text:list xml:id="list52411063643675" text:continue-numbering="true" text:style-name="WWNum18">
        <text:list-item>
          <text:p text:style-name="P95"><text:bookmark text:name="_3k0lzvxksw0s"/>Tipos array</text:p>
        </text:list-item>
      </text:list>
      <text:p text:style-name="P48"/>
      <text:list xml:id="list52411373289277" text:continue-numbering="true" text:style-name="WWNum18">
        <text:list-item>
          <text:list>
            <text:list-item>
              <text:p text:style-name="P65"><text:span text:style-name="T1">O tipo array é definido ao se colocar [] logo após e junto do nome variável. O tamanho do array é definido entre os []. O tamanho do array pode ser uma expressão aritmética que terá seu valor avaliado em tempo de execução ou uma constante literal do tipo inteiro com valor não negativo. Arrays podem ser definidos como se segue:</text:span></text:p>
            </text:list-item>
          </text:list>
        </text:list-item>
      </text:list>
      <text:list xml:id="list1821100274" text:style-name="WWNum5">
        <text:list-item>
          <text:list>
            <text:list-item>
              <text:list>
                <text:list-item>
                  <text:p text:style-name="P72"><text:soft-page-break/><text:span text:style-name="T4">tipo nome ‘[‘ tamanho ‘]’ ‘;’</text:span></text:p>
                </text:list-item>
                <text:list-item>
                  <text:p text:style-name="P72"><text:span text:style-name="T4">tipo nome ‘[‘ expressão aritmética ‘]’ ‘;’</text:span></text:p>
                </text:list-item>
                <text:list-item>
                  <text:p text:style-name="P72"><text:span text:style-name="T4">tipo nome ‘[‘ ‘]’ ‘=’ ‘{‘ elementos ‘}’ ‘;’</text:span></text:p>
                </text:list-item>
              </text:list>
            </text:list-item>
          </text:list>
        </text:list-item>
      </text:list>
      <text:p text:style-name="P64"><text:span text:style-name="T1">Os </text:span><text:span text:style-name="T5">elementos </text:span><text:span text:style-name="T1">podem ser constantes literais do </text:span><text:span text:style-name="T5">tipo </text:span><text:span text:style-name="T1">especificado separadas por </text:span><text:span text:style-name="T5">‘,’</text:span><text:span text:style-name="T1"> ou variáveis do tipo especificado separadas por </text:span><text:span text:style-name="T5">‘,’</text:span><text:span text:style-name="T1">. O tamanho do array é inferido pela quantidade de elementos. arrays são indexados por números inteiros a partir do 0. Elementos do array são acessados pelo seu índice usando a forma: </text:span></text:p>
      <text:p text:style-name="P64"><text:span text:style-name="T5">nome[índice] </text:span></text:p>
      <text:p text:style-name="P64"><text:span text:style-name="T1">Onde indice </text:span></text:p>
      <text:list xml:id="list52412348090200" text:continue-list="list52411373289277" text:style-name="WWNum18">
        <text:list-item>
          <text:p text:style-name="P95"><text:bookmark text:name="_he97u53zkeys"/>Outros tipos</text:p>
        </text:list-item>
      </text:list>
      <text:p text:style-name="P48"/>
      <text:list xml:id="list52410842872356" text:continue-numbering="true" text:style-name="WWNum18">
        <text:list-item>
          <text:list>
            <text:list-item>
              <text:p text:style-name="P65"><text:span text:style-name="T1">void: Tipo usado somente para indicar que o subprograma não possui retorno, é um procedimento.</text:span></text:p>
            </text:list-item>
          </text:list>
        </text:list-item>
      </text:list>
      <text:p text:style-name="P70"/>
      <text:list xml:id="list52410290097413" text:continue-numbering="true" text:style-name="WWNum18">
        <text:list-item>
          <text:p text:style-name="P95"><text:bookmark text:name="_vwgxeppaw40i"/>Declaração de tipos</text:p>
        </text:list-item>
      </text:list>
      <text:p text:style-name="P51"><text:span text:style-name="T1">Os tipos devem ser declarados como se segue:</text:span></text:p>
      <text:p text:style-name="P70"/>
      <table:table table:name="Table1" table:style-name="Table1">
        <table:table-column table:style-name="Table1.A" table:number-columns-repeated="2"/>
        <table:table-row table:style-name="Table1.1">
          <table:table-cell table:style-name="Table1.A1" office:value-type="string">
            <text:p text:style-name="P13"><text:span text:style-name="T1">Tipo</text:span></text:p>
          </table:table-cell>
          <table:table-cell table:style-name="Table1.A1" office:value-type="string">
            <text:p text:style-name="P13"><text:span text:style-name="T1">Declaração</text:span></text:p>
          </table:table-cell>
        </table:table-row>
        <table:table-row table:style-name="Table1.1">
          <table:table-cell table:style-name="Table1.A2" office:value-type="string">
            <text:p text:style-name="P13"><text:span text:style-name="T1">int</text:span></text:p>
          </table:table-cell>
          <table:table-cell table:style-name="Table1.B2" office:value-type="string">
            <text:p text:style-name="P13"><text:span text:style-name="T1">int nome;</text:span></text:p>
          </table:table-cell>
        </table:table-row>
        <table:table-row table:style-name="Table1.1">
          <table:table-cell table:style-name="Table1.A3" office:value-type="string">
            <text:p text:style-name="P13"><text:span text:style-name="T1">float</text:span></text:p>
          </table:table-cell>
          <table:table-cell table:style-name="Table1.B3" office:value-type="string">
            <text:p text:style-name="P13"><text:span text:style-name="T1">float nome;</text:span></text:p>
          </table:table-cell>
        </table:table-row>
        <table:table-row table:style-name="Table1.1">
          <table:table-cell table:style-name="Table1.A4" office:value-type="string">
            <text:p text:style-name="P13"><text:span text:style-name="T1">char</text:span></text:p>
          </table:table-cell>
          <table:table-cell table:style-name="Table1.B4" office:value-type="string">
            <text:p text:style-name="P13"><text:span text:style-name="T1">char nome</text:span></text:p>
          </table:table-cell>
        </table:table-row>
        <table:table-row table:style-name="Table1.1">
          <table:table-cell table:style-name="Table1.A5" office:value-type="string">
            <text:p text:style-name="P13"><text:span text:style-name="T1">string</text:span></text:p>
          </table:table-cell>
          <table:table-cell table:style-name="Table1.B5" office:value-type="string">
            <text:p text:style-name="P13"><text:span text:style-name="T1">string nome;</text:span></text:p>
          </table:table-cell>
        </table:table-row>
        <table:table-row table:style-name="Table1.1">
          <table:table-cell table:style-name="Table1.A6" office:value-type="string">
            <text:p text:style-name="P13"><text:span text:style-name="T1">bool</text:span></text:p>
          </table:table-cell>
          <table:table-cell table:style-name="Table1.B6" office:value-type="string">
            <text:p text:style-name="P13"><text:span text:style-name="T1">bool nome;</text:span></text:p>
          </table:table-cell>
        </table:table-row>
        <table:table-row table:style-name="Table1.1">
          <table:table-cell table:style-name="Table1.A7" office:value-type="string">
            <text:p text:style-name="P13"><text:span text:style-name="T1">void</text:span></text:p>
          </table:table-cell>
          <table:table-cell table:style-name="Table1.B7" office:value-type="string">
            <text:p text:style-name="P13"><text:span text:style-name="T1">void nome_do_subprograma</text:span></text:p>
          </table:table-cell>
        </table:table-row>
      </table:table>
      <text:p text:style-name="P78"/>
      <text:list xml:id="list52411986220891" text:continue-numbering="true" text:style-name="WWNum18">
        <text:list-item>
          <text:p text:style-name="P95"><text:bookmark text:name="_wzqrgwfqgpq2"/>Operações com os tipos</text:p>
        </text:list-item>
      </text:list>
      <text:p text:style-name="P48"/>
      <text:p text:style-name="P36"><text:span text:style-name="T1">As operações para os tipos suportados são as seguintes:</text:span></text:p>
      <text:p text:style-name="P4"/>
      <table:table table:name="Table2" table:style-name="Table2">
        <table:table-column table:style-name="Table2.A" table:number-columns-repeated="2"/>
        <table:table-row table:style-name="Table2.1">
          <table:table-cell table:style-name="Table2.A1" office:value-type="string">
            <text:p text:style-name="P13"><text:span text:style-name="T1">Tipo</text:span></text:p>
          </table:table-cell>
          <table:table-cell table:style-name="Table2.A1" office:value-type="string">
            <text:p text:style-name="P13"><text:span text:style-name="T1">Operações</text:span></text:p>
          </table:table-cell>
        </table:table-row>
        <table:table-row table:style-name="Table2.1">
          <table:table-cell table:style-name="Table2.A2" office:value-type="string">
            <text:p text:style-name="P13"><text:span text:style-name="T1">int</text:span></text:p>
          </table:table-cell>
          <table:table-cell table:style-name="Table2.B2" office:value-type="string">
            <text:p text:style-name="P14"><text:span text:style-name="T1">Aritméticas e relacionais.</text:span></text:p>
          </table:table-cell>
        </table:table-row>
        <table:table-row table:style-name="Table2.1">
          <table:table-cell table:style-name="Table2.A3" office:value-type="string">
            <text:p text:style-name="P13"><text:span text:style-name="T1">float</text:span></text:p>
          </table:table-cell>
          <table:table-cell table:style-name="Table2.B3" office:value-type="string">
            <text:p text:style-name="P14"><text:span text:style-name="T1">Aritméticas e relacionais.</text:span></text:p>
          </table:table-cell>
        </table:table-row>
        <table:table-row table:style-name="Table2.1">
          <table:table-cell table:style-name="Table2.A4" office:value-type="string">
            <text:p text:style-name="P13"><text:span text:style-name="T1">char</text:span></text:p>
          </table:table-cell>
          <table:table-cell table:style-name="Table2.B4" office:value-type="string">
            <text:p text:style-name="P14"><text:span text:style-name="T1">Relacionais de igualdade e diferença e concatenação, nesse caso o resultado é do tipo string</text:span></text:p>
          </table:table-cell>
        </table:table-row>
        <table:table-row table:style-name="Table2.1">
          <table:table-cell table:style-name="Table2.A5" office:value-type="string">
            <text:p text:style-name="P13"><text:span text:style-name="T1">string</text:span></text:p>
          </table:table-cell>
          <table:table-cell table:style-name="Table2.B5" office:value-type="string">
            <text:p text:style-name="P14"><text:span text:style-name="T1">Relacionais de igualdade e diferença e concatenação.</text:span></text:p>
          </table:table-cell>
        </table:table-row>
        <table:table-row table:style-name="Table2.1">
          <table:table-cell table:style-name="Table2.A6" office:value-type="string">
            <text:p text:style-name="P13"><text:span text:style-name="T1">bool</text:span></text:p>
          </table:table-cell>
          <table:table-cell table:style-name="Table2.B6" office:value-type="string">
            <text:p text:style-name="P14"><text:span text:style-name="T1">Relacionais de igualdade <text:s/>e diferença, negação, conjunção, disjunção.</text:span></text:p>
          </table:table-cell>
        </table:table-row>
      </table:table>
      <text:p text:style-name="P4"/>
      <text:list xml:id="list52410940994709" text:continue-numbering="true" text:style-name="WWNum18">
        <text:list-item>
          <text:p text:style-name="P95"><text:bookmark text:name="_pkkows5j6fb3"/><text:s/>Inicialização </text:p>
        </text:list-item>
      </text:list>
      <text:p text:style-name="P48"/>
      <text:p text:style-name="P36"><text:span text:style-name="T1">As variáveis podem ser inicializadas na sua declaração. Tipos int, float são inicializados através de expressões aritméticas ou com constantes literais de seu tipo. Tipo char pode ser inicializado através de uma constante literal ou pelo valor de outra variável do tipo char. Tipo string pode ser inicializado através de uma operação de concatenação ou de uma constante literal ou pelo valor de outra variável do tipo string.Tipos array devem ser inicializados com </text:span><text:span text:style-name="T9">‘{‘</text:span><text:span text:style-name="T1"> e seus elementos antes de </text:span><text:span text:style-name="T9">‘}’</text:span><text:span text:style-name="T1">. Expressões aritméticas são detalhadas na seção 8. Constantes literais são detalhadas na seção 14.</text:span></text:p>
      <text:p text:style-name="P28"/>
      <text:p text:style-name="P32"/>
      <text:list xml:id="list4094359083" text:style-name="WWNum3">
        <text:list-item>
          <text:p text:style-name="P90"><text:bookmark text:name="_b9pf8tydf8yl"/>Expressões e atribuição</text:p>
        </text:list-item>
      </text:list>
      <text:p text:style-name="P23"><text:span text:style-name="T1"><text:tab/></text:span></text:p>
      <text:p text:style-name="P23"><text:span text:style-name="T1"><text:tab/>Expressões na linguagem são composições de operadores, constantes literais e nomes.</text:span></text:p>
      <text:p text:style-name="P27"/>
      <text:list xml:id="list1039620415" text:style-name="WWNum8">
        <text:list-item>
          <text:p text:style-name="P98"><text:bookmark text:name="_mmcngleb31it"/>Expressões aritméticas</text:p>
        </text:list-item>
      </text:list>
      <text:p text:style-name="P49"/>
      <text:p text:style-name="P75"><text:span text:style-name="T1">Todos os operadores aritméticos são infixos. Os operadores aritméticos são: +(adição), -(subtração), *(multiplicação), /(divisão), %(resto). </text:span></text:p>
      <text:p text:style-name="P75"><text:span text:style-name="T1">As expressões aritméticas são compostas com variáveis do tipo int ou float e por constantes literais desses tipos e com operadores aritméticos. O tipo do resultado depende da coerção feita nos operandos. Ver seção 8.7 e 13.</text:span></text:p>
      <text:p text:style-name="P71"><text:span text:style-name="T1"><text:tab/>Os operadores unários são: </text:span><text:span text:style-name="T9">+, -. +,-</text:span><text:span text:style-name="T1"> também são operadores binário.</text:span></text:p>
      <text:p text:style-name="P70"/>
      <text:list xml:id="list52411542785900" text:continue-numbering="true" text:style-name="WWNum8">
        <text:list-item>
          <text:p text:style-name="P98"><text:bookmark text:name="_i8nwrwlnil5g"/>Expressões relacionais e lógicas</text:p>
        </text:list-item>
      </text:list>
      <text:p text:style-name="P49"/>
      <text:p text:style-name="P75"><text:span text:style-name="T1">Todos os operadores relacionais e o booleanos são infixos. Os operadores relacionais são: &gt;(maior que), &lt;(menor que), &gt;=(maior igual que), &lt;=(menor igual que), ==(igualdade), !=(desigualdade). </text:span></text:p>
      <text:p text:style-name="P75"><text:span text:style-name="T1">Os operadores lógicos são: !(negação), and(disjunção), or (conjunção), </text:span><text:span text:style-name="T9">^</text:span><text:span text:style-name="T1">(disjunção exclusiva).</text:span></text:p>
      <text:p text:style-name="P75"><text:span text:style-name="T1">Expressões relacionais são compostas com variáveis do tipos int, float, bool ou constantes literais desses tipos e com operadores relacionais. <text:s/>O resultado sempre é do tipo bool.</text:span></text:p>
      <text:p text:style-name="P75"><text:span text:style-name="T1">Expressões lógicas são compostas com variáveis do tipo bool ou constantes literais desse tipo e com operadores lógicos.</text:span></text:p>
      <text:p text:style-name="P75"><text:span text:style-name="T1">Os operadores unários são: </text:span><text:span text:style-name="T9">!</text:span><text:span text:style-name="T1">. </text:span></text:p>
      <text:p text:style-name="P49"/>
      <text:list xml:id="list52411357482363" text:continue-numbering="true" text:style-name="WWNum8">
        <text:list-item>
          <text:p text:style-name="P98"><text:bookmark text:name="_ckkp72zf0yfv"/>Expressões com caracteres e cadeia de caracteres</text:p>
        </text:list-item>
      </text:list>
      <text:p text:style-name="P49"/>
      <text:p text:style-name="P75"><text:soft-page-break/><text:span text:style-name="T1">A linguagem só possui um único operador de caracteres e strings: </text:span><text:span text:style-name="T9">++</text:span><text:span text:style-name="T1">. Denominado operador de concatenação. É um operador binário. Expressões são compostas com variáveis do tipo string ou caractere ou por constantes literais desses tipos e com o operador ++. O tipo do resultado desse operador é sempre uma string.</text:span></text:p>
      <text:p text:style-name="P49"/>
      <text:list xml:id="list52411012853610" text:continue-numbering="true" text:style-name="WWNum8">
        <text:list-item>
          <text:p text:style-name="P98"><text:bookmark text:name="_3jxe9e4bekom"/>Precedência e associatividade</text:p>
        </text:list-item>
      </text:list>
      <text:p text:style-name="P49"/>
      <text:p text:style-name="P60"><text:span text:style-name="T1">A associatividade, precedência dos operadores e tipos suportados dos operandos são mostrados na tabela: </text:span></text:p>
      <table:table table:name="Table3" table:style-name="Table3">
        <table:table-column table:style-name="Table3.A" table:number-columns-repeated="4"/>
        <text:soft-page-break/>
        <table:table-row table:style-name="Table3.1">
          <table:table-cell table:style-name="Table3.A1" office:value-type="string">
            <text:p text:style-name="P13"><text:span text:style-name="T2">Operador</text:span></text:p>
          </table:table-cell>
          <table:table-cell table:style-name="Table3.A1" office:value-type="string">
            <text:p text:style-name="P13"><text:span text:style-name="T2">Associatividade</text:span></text:p>
          </table:table-cell>
          <table:table-cell table:style-name="Table3.A1" office:value-type="string">
            <text:p text:style-name="P13"><text:span text:style-name="T2">Precedência</text:span></text:p>
          </table:table-cell>
          <table:table-cell table:style-name="Table3.A1" office:value-type="string">
            <text:p text:style-name="P13"><text:span text:style-name="T2">Tipos suportados</text:span></text:p>
          </table:table-cell>
        </table:table-row>
        <table:table-row table:style-name="Table3.1">
          <table:table-cell table:style-name="Table3.A2" office:value-type="string">
            <text:p text:style-name="P13"><text:span text:style-name="T1">or</text:span></text:p>
          </table:table-cell>
          <table:table-cell table:style-name="Table3.B2" office:value-type="string">
            <text:p text:style-name="P13"><text:span text:style-name="T1">esquerda para direita</text:span></text:p>
          </table:table-cell>
          <table:table-cell table:style-name="Table3.C2" office:value-type="string">
            <text:p text:style-name="P13"><text:span text:style-name="T1">1</text:span></text:p>
          </table:table-cell>
          <table:table-cell table:style-name="Table3.D2" office:value-type="string">
            <text:p text:style-name="P13"><text:span text:style-name="T1">bool</text:span></text:p>
          </table:table-cell>
        </table:table-row>
        <table:table-row table:style-name="Table3.1">
          <table:table-cell table:style-name="Table3.A3" office:value-type="string">
            <text:p text:style-name="P13"><text:span text:style-name="T1">^</text:span></text:p>
          </table:table-cell>
          <table:table-cell table:style-name="Table3.B3" office:value-type="string">
            <text:p text:style-name="P13"><text:span text:style-name="T1">esquerda para direita</text:span></text:p>
          </table:table-cell>
          <table:table-cell table:style-name="Table3.C3" office:value-type="string">
            <text:p text:style-name="P13"><text:span text:style-name="T1">2</text:span></text:p>
          </table:table-cell>
          <table:table-cell table:style-name="Table3.D3" office:value-type="string">
            <text:p text:style-name="P13"><text:span text:style-name="T1">bool</text:span></text:p>
          </table:table-cell>
        </table:table-row>
        <table:table-row table:style-name="Table3.1">
          <table:table-cell table:style-name="Table3.A4" office:value-type="string">
            <text:p text:style-name="P13"><text:span text:style-name="T1">and</text:span></text:p>
          </table:table-cell>
          <table:table-cell table:style-name="Table3.B4" office:value-type="string">
            <text:p text:style-name="P13"><text:span text:style-name="T1">esquerda para direita</text:span></text:p>
          </table:table-cell>
          <table:table-cell table:style-name="Table3.C4" office:value-type="string">
            <text:p text:style-name="P13"><text:span text:style-name="T1">2</text:span></text:p>
          </table:table-cell>
          <table:table-cell table:style-name="Table3.D4" office:value-type="string">
            <text:p text:style-name="P13"><text:span text:style-name="T1">bool</text:span></text:p>
          </table:table-cell>
        </table:table-row>
        <table:table-row table:style-name="Table3.1">
          <table:table-cell table:style-name="Table3.A5" office:value-type="string">
            <text:p text:style-name="P13"><text:span text:style-name="T1">==</text:span></text:p>
          </table:table-cell>
          <table:table-cell table:style-name="Table3.B5" office:value-type="string">
            <text:p text:style-name="P13"><text:span text:style-name="T1">esquerda para direita</text:span></text:p>
          </table:table-cell>
          <table:table-cell table:style-name="Table3.C5" office:value-type="string">
            <text:p text:style-name="P13"><text:span text:style-name="T1">3</text:span></text:p>
          </table:table-cell>
          <table:table-cell table:style-name="Table3.D5" office:value-type="string">
            <text:p text:style-name="P13"><text:span text:style-name="T1">int, float, char, string, bool</text:span></text:p>
          </table:table-cell>
        </table:table-row>
        <table:table-row table:style-name="Table3.1">
          <table:table-cell table:style-name="Table3.A6" office:value-type="string">
            <text:p text:style-name="P13"><text:span text:style-name="T1">!=</text:span></text:p>
          </table:table-cell>
          <table:table-cell table:style-name="Table3.B6" office:value-type="string">
            <text:p text:style-name="P13"><text:span text:style-name="T1">esquerda para direita</text:span></text:p>
          </table:table-cell>
          <table:table-cell table:style-name="Table3.C6" office:value-type="string">
            <text:p text:style-name="P13"><text:span text:style-name="T1">3</text:span></text:p>
          </table:table-cell>
          <table:table-cell table:style-name="Table3.D6" office:value-type="string">
            <text:p text:style-name="P13"><text:span text:style-name="T1">int, float, char, string, bool</text:span></text:p>
          </table:table-cell>
        </table:table-row>
        <table:table-row table:style-name="Table3.1">
          <table:table-cell table:style-name="Table3.A7" office:value-type="string">
            <text:p text:style-name="P13"><text:span text:style-name="T1">&gt;</text:span></text:p>
          </table:table-cell>
          <table:table-cell table:style-name="Table3.B7" office:value-type="string">
            <text:p text:style-name="P13"><text:span text:style-name="T1">esquerda para direita</text:span></text:p>
          </table:table-cell>
          <table:table-cell table:style-name="Table3.C7" office:value-type="string">
            <text:p text:style-name="P13"><text:span text:style-name="T1">4</text:span></text:p>
          </table:table-cell>
          <table:table-cell table:style-name="Table3.D7" office:value-type="string">
            <text:p text:style-name="P13"><text:span text:style-name="T1">int, float</text:span></text:p>
          </table:table-cell>
        </table:table-row>
        <table:table-row table:style-name="Table3.1">
          <table:table-cell table:style-name="Table3.A8" office:value-type="string">
            <text:p text:style-name="P13"><text:span text:style-name="T1">&lt;</text:span></text:p>
          </table:table-cell>
          <table:table-cell table:style-name="Table3.B8" office:value-type="string">
            <text:p text:style-name="P13"><text:span text:style-name="T1">esquerda para direita</text:span></text:p>
          </table:table-cell>
          <table:table-cell table:style-name="Table3.C8" office:value-type="string">
            <text:p text:style-name="P13"><text:span text:style-name="T1">4</text:span></text:p>
          </table:table-cell>
          <table:table-cell table:style-name="Table3.D8" office:value-type="string">
            <text:p text:style-name="P13"><text:span text:style-name="T1">int, float</text:span></text:p>
          </table:table-cell>
        </table:table-row>
        <table:table-row table:style-name="Table3.1">
          <table:table-cell table:style-name="Table3.A9" office:value-type="string">
            <text:p text:style-name="P13"><text:span text:style-name="T1">&gt;=</text:span></text:p>
          </table:table-cell>
          <table:table-cell table:style-name="Table3.B9" office:value-type="string">
            <text:p text:style-name="P13"><text:span text:style-name="T1">esquerda para direita</text:span></text:p>
          </table:table-cell>
          <table:table-cell table:style-name="Table3.C9" office:value-type="string">
            <text:p text:style-name="P13"><text:span text:style-name="T1">4</text:span></text:p>
          </table:table-cell>
          <table:table-cell table:style-name="Table3.D9" office:value-type="string">
            <text:p text:style-name="P13"><text:span text:style-name="T1">int, float</text:span></text:p>
          </table:table-cell>
        </table:table-row>
        <table:table-row table:style-name="Table3.1">
          <table:table-cell table:style-name="Table3.A10" office:value-type="string">
            <text:p text:style-name="P13"><text:span text:style-name="T1">&lt;=</text:span></text:p>
          </table:table-cell>
          <table:table-cell table:style-name="Table3.B10" office:value-type="string">
            <text:p text:style-name="P13"><text:span text:style-name="T1">esquerda para direita</text:span></text:p>
          </table:table-cell>
          <table:table-cell table:style-name="Table3.C10" office:value-type="string">
            <text:p text:style-name="P13"><text:span text:style-name="T1">4</text:span></text:p>
          </table:table-cell>
          <table:table-cell table:style-name="Table3.D10" office:value-type="string">
            <text:p text:style-name="P13"><text:span text:style-name="T1">int, float</text:span></text:p>
          </table:table-cell>
        </table:table-row>
        <table:table-row table:style-name="Table3.1">
          <table:table-cell table:style-name="Table3.A11" office:value-type="string">
            <text:p text:style-name="P13"><text:span text:style-name="T1">+</text:span></text:p>
          </table:table-cell>
          <table:table-cell table:style-name="Table3.B11" office:value-type="string">
            <text:p text:style-name="P13"><text:span text:style-name="T1">esquerda para direita</text:span></text:p>
          </table:table-cell>
          <table:table-cell table:style-name="Table3.C11" office:value-type="string">
            <text:p text:style-name="P13"><text:span text:style-name="T1">5</text:span></text:p>
          </table:table-cell>
          <table:table-cell table:style-name="Table3.D11" office:value-type="string">
            <text:p text:style-name="P13"><text:span text:style-name="T1">int, float</text:span></text:p>
          </table:table-cell>
        </table:table-row>
        <table:table-row table:style-name="Table3.1">
          <table:table-cell table:style-name="Table3.A12" office:value-type="string">
            <text:p text:style-name="P13"><text:span text:style-name="T1">-</text:span></text:p>
          </table:table-cell>
          <table:table-cell table:style-name="Table3.B12" office:value-type="string">
            <text:p text:style-name="P13"><text:span text:style-name="T1">esquerda para direita</text:span></text:p>
          </table:table-cell>
          <table:table-cell table:style-name="Table3.C12" office:value-type="string">
            <text:p text:style-name="P13"><text:span text:style-name="T1">5</text:span></text:p>
          </table:table-cell>
          <table:table-cell table:style-name="Table3.D12" office:value-type="string">
            <text:p text:style-name="P13"><text:span text:style-name="T1">int, float</text:span></text:p>
          </table:table-cell>
        </table:table-row>
        <table:table-row table:style-name="Table3.1">
          <table:table-cell table:style-name="Table3.A13" office:value-type="string">
            <text:p text:style-name="P13"><text:span text:style-name="T1">*</text:span></text:p>
          </table:table-cell>
          <table:table-cell table:style-name="Table3.B13" office:value-type="string">
            <text:p text:style-name="P13"><text:span text:style-name="T1">esquerda para direita</text:span></text:p>
          </table:table-cell>
          <table:table-cell table:style-name="Table3.C13" office:value-type="string">
            <text:p text:style-name="P13"><text:span text:style-name="T1">6</text:span></text:p>
          </table:table-cell>
          <table:table-cell table:style-name="Table3.D13" office:value-type="string">
            <text:p text:style-name="P13"><text:span text:style-name="T1">int, float</text:span></text:p>
          </table:table-cell>
        </table:table-row>
        <table:table-row table:style-name="Table3.1">
          <table:table-cell table:style-name="Table3.A14" office:value-type="string">
            <text:p text:style-name="P13"><text:span text:style-name="T1">/</text:span></text:p>
          </table:table-cell>
          <table:table-cell table:style-name="Table3.B14" office:value-type="string">
            <text:p text:style-name="P13"><text:span text:style-name="T1">esquerda para direita</text:span></text:p>
          </table:table-cell>
          <table:table-cell table:style-name="Table3.C14" office:value-type="string">
            <text:p text:style-name="P13"><text:span text:style-name="T1">6</text:span></text:p>
          </table:table-cell>
          <table:table-cell table:style-name="Table3.D14" office:value-type="string">
            <text:p text:style-name="P13"><text:span text:style-name="T1">int, float</text:span></text:p>
          </table:table-cell>
        </table:table-row>
        <table:table-row table:style-name="Table3.1">
          <table:table-cell table:style-name="Table3.A15" office:value-type="string">
            <text:p text:style-name="P13"><text:span text:style-name="T1">%</text:span></text:p>
          </table:table-cell>
          <table:table-cell table:style-name="Table3.B15" office:value-type="string">
            <text:p text:style-name="P13"><text:span text:style-name="T1">esquerda para direita</text:span></text:p>
          </table:table-cell>
          <table:table-cell table:style-name="Table3.C15" office:value-type="string">
            <text:p text:style-name="P13"><text:span text:style-name="T1">6</text:span></text:p>
          </table:table-cell>
          <table:table-cell table:style-name="Table3.D15" office:value-type="string">
            <text:p text:style-name="P13"><text:span text:style-name="T1">int </text:span></text:p>
          </table:table-cell>
        </table:table-row>
        <table:table-row table:style-name="Table3.1">
          <table:table-cell table:style-name="Table3.A16" office:value-type="string">
            <text:p text:style-name="P13"><text:span text:style-name="T1">!</text:span></text:p>
          </table:table-cell>
          <table:table-cell table:style-name="Table3.B16" office:value-type="string">
            <text:p text:style-name="P13"><text:span text:style-name="T1">direita para esquerda</text:span></text:p>
          </table:table-cell>
          <table:table-cell table:style-name="Table3.C16" office:value-type="string">
            <text:p text:style-name="P13"><text:span text:style-name="T1">7</text:span></text:p>
          </table:table-cell>
          <table:table-cell table:style-name="Table3.D16" office:value-type="string">
            <text:p text:style-name="P13"><text:span text:style-name="T1">bool</text:span></text:p>
          </table:table-cell>
        </table:table-row>
        <table:table-row table:style-name="Table3.1">
          <table:table-cell table:style-name="Table3.A17" office:value-type="string">
            <text:p text:style-name="P13"><text:span text:style-name="T1">-(unário)</text:span></text:p>
          </table:table-cell>
          <table:table-cell table:style-name="Table3.B17" office:value-type="string">
            <text:p text:style-name="P13"><text:span text:style-name="T1">direita para esquerda</text:span></text:p>
          </table:table-cell>
          <table:table-cell table:style-name="Table3.C17" office:value-type="string">
            <text:p text:style-name="P13"><text:span text:style-name="T1">7</text:span></text:p>
          </table:table-cell>
          <table:table-cell table:style-name="Table3.D17" office:value-type="string">
            <text:p text:style-name="P13"><text:span text:style-name="T1">int, float</text:span></text:p>
          </table:table-cell>
        </table:table-row>
        <table:table-row table:style-name="Table3.1">
          <table:table-cell table:style-name="Table3.A18" office:value-type="string">
            <text:p text:style-name="P13"><text:span text:style-name="T1">+(unário)</text:span></text:p>
          </table:table-cell>
          <table:table-cell table:style-name="Table3.B18" office:value-type="string">
            <text:p text:style-name="P13"><text:span text:style-name="T1">direita para esquerda</text:span></text:p>
          </table:table-cell>
          <table:table-cell table:style-name="Table3.C18" office:value-type="string">
            <text:p text:style-name="P13"><text:span text:style-name="T1">7</text:span></text:p>
          </table:table-cell>
          <table:table-cell table:style-name="Table3.D18" office:value-type="string">
            <text:p text:style-name="P13"><text:span text:style-name="T1">int, float</text:span></text:p>
          </table:table-cell>
        </table:table-row>
        <table:table-row table:style-name="Table3.1">
          <table:table-cell table:style-name="Table3.A19" office:value-type="string">
            <text:p text:style-name="P13"><text:span text:style-name="T1">++</text:span></text:p>
          </table:table-cell>
          <table:table-cell table:style-name="Table3.B19" office:value-type="string">
            <text:p text:style-name="P13"><text:span text:style-name="T1">esquerda para direita</text:span></text:p>
          </table:table-cell>
          <table:table-cell table:style-name="Table3.C19" office:value-type="string">
            <text:p text:style-name="P13"><text:span text:style-name="T1">8</text:span></text:p>
          </table:table-cell>
          <table:table-cell table:style-name="Table3.D19" office:value-type="string">
            <text:p text:style-name="P13"><text:span text:style-name="T1">char, string</text:span></text:p>
          </table:table-cell>
        </table:table-row>
      </table:table>
      <text:p text:style-name="P55"><text:span text:style-name="T1">Quanto maior o número de precedência maior a precedência do operador.</text:span></text:p>
      <text:p text:style-name="P55"><text:span text:style-name="T1">A ordem de associatividade e precedência também é modificada pelo uso de parênteses.</text:span></text:p>
      <text:p text:style-name="P49"/>
      <text:list xml:id="list52411166329644" text:continue-numbering="true" text:style-name="WWNum8">
        <text:list-item>
          <text:p text:style-name="P98"><text:bookmark text:name="_omees72k9kvr"/>Avaliação em curto-circuito</text:p>
        </text:list-item>
      </text:list>
      <text:p text:style-name="P49"/>
      <text:p text:style-name="P29"><text:span text:style-name="T1"><text:tab/><text:tab/>Apenas os operadores </text:span><text:span text:style-name="T4">and, or</text:span><text:span text:style-name="T1"> e </text:span><text:span text:style-name="T9">^</text:span><text:span text:style-name="T1"> são avaliados em curto-circuito.</text:span></text:p>
      <text:p text:style-name="P57"/>
      <text:list xml:id="list52411119522859" text:continue-numbering="true" text:style-name="WWNum8">
        <text:list-item>
          <text:p text:style-name="P98"><text:bookmark text:name="_yp335jqoiff8"/>Sobrecarga de operadores</text:p>
        </text:list-item>
      </text:list>
      <text:p text:style-name="P49"/>
      <text:list xml:id="list961234267" text:style-name="WWNum1">
        <text:list-item>
          <text:p text:style-name="P66"><text:span text:style-name="T1">Os operadores</text:span><text:span text:style-name="T4"> +, -, *, /</text:span><text:span text:style-name="T1"> são sobrecarregados para permitir operações entre operandos do tipo int e float.</text:span></text:p>
        </text:list-item>
      </text:list>
      <text:p text:style-name="P70"/>
      <text:list xml:id="list52411096146313" text:continue-numbering="true" text:style-name="WWNum1">
        <text:list-item>
          <text:p text:style-name="P66"><text:span text:style-name="T9">&lt;, &gt;, &lt;=, &lt;=, ==, !=</text:span><text:span text:style-name="T1"> e </text:span><text:span text:style-name="T9">^</text:span><text:span text:style-name="T1"> são sobrecarregados para permitir operações entre operandos do tipo int, float. Também são sobrecarregados para permitir operações entre operandos do tipo bool, porém os operandos envolvidos na expressão devem ser do tipo bool.</text:span></text:p>
        </text:list-item>
      </text:list>
      <text:p text:style-name="P56"><text:span text:style-name="T1">and e or só aceitam operandos do tipo bool.</text:span></text:p>
      <text:p text:style-name="P28"/>
      <text:list xml:id="list2829570969" text:style-name="WWNum17">
        <text:list-item>
          <text:p text:style-name="P67"><text:span text:style-name="T9">++</text:span><text:span text:style-name="T1"> aceita sobrecarga para permitir operações entre operandos do tipo char e string.</text:span></text:p>
        </text:list-item>
      </text:list>
      <text:p text:style-name="P59"/>
      <text:list xml:id="list52410330546152" text:continue-list="list52411119522859" text:style-name="WWNum8">
        <text:list-item>
          <text:p text:style-name="P98"><text:bookmark text:name="_dlh6trr6vguv"/>Conversões de tipos</text:p>
        </text:list-item>
      </text:list>
      <text:p text:style-name="P47"/>
      <text:p text:style-name="P56"><text:span text:style-name="T1">A linguagem <text:s/>permite coerção do tipo char <text:s/>para string numa operação de concatenação. Permite coerção do tipo int para o tipo float em uma operação aritmética. Conversões explícitas são feitas através de ‘(‘tipo’)’. <text:s/></text:span></text:p>
      <text:p text:style-name="P58"/>
      <text:p text:style-name="P49"><text:soft-page-break/></text:p>
      <text:list xml:id="list52410860263629" text:continue-numbering="true" text:style-name="WWNum8">
        <text:list-item>
          <text:p text:style-name="P98"><text:bookmark text:name="_t0txhf56o2hx"/>Atribuição</text:p>
        </text:list-item>
      </text:list>
      <text:p text:style-name="P47"/>
      <text:p text:style-name="P46"><text:span text:style-name="T1"><text:tab/>A atribuição não é tratada como uma operação. </text:span></text:p>
      <text:p text:style-name="P46"><text:span text:style-name="T1"><text:tab/>A forma geral de uma atribuição é:</text:span></text:p>
      <text:p text:style-name="P46"><text:span text:style-name="T1"><text:tab/></text:span><text:span text:style-name="T4">nome ‘=’ valor’;’</text:span></text:p>
      <text:p text:style-name="P50"/>
      <text:p text:style-name="P46"><text:span text:style-name="T1"><text:tab/>Onde </text:span><text:span text:style-name="T5">nome</text:span><text:span text:style-name="T1"> é o identificador da variável que vai ter </text:span><text:span text:style-name="T5">valor</text:span><text:span text:style-name="T1"> atribuído. </text:span><text:span text:style-name="T5">valor</text:span><text:span text:style-name="T1"> tem que ser uma expressão do mesmo tipo de </text:span><text:span text:style-name="T5">nome</text:span><text:span text:style-name="T1">.</text:span></text:p>
      <text:p text:style-name="P47"/>
      <text:p text:style-name="P53"/>
      <text:list xml:id="list3045262801" text:style-name="WWNum13">
        <text:list-item>
          <text:p text:style-name="P83"><text:bookmark text:name="_65t99y27p0jw"/>Estruturas de controle de fluxo</text:p>
        </text:list-item>
      </text:list>
      <text:p text:style-name="P2"/>
      <text:list xml:id="list500483732" text:style-name="WWNum14">
        <text:list-item>
          <text:p text:style-name="P99"><text:bookmark text:name="_tb4dqucl1cb9"/>Estruturas de seleção</text:p>
        </text:list-item>
      </text:list>
      <text:p text:style-name="P47"/>
      <text:p text:style-name="P56"><text:span text:style-name="T1">A linguagem admite estrutura de seleção de duas vias. O tipo da expressão que controla a seleção é bool. Logo, a expressão deve ter a forma de uma expressão relacional ou lógica. A expressão de controle é sempre colocada entre parênteses. <text:s/>Ver seção 8 para mais detalhes.</text:span></text:p>
      <text:p text:style-name="P36"><text:span text:style-name="T1"><text:s/>A forma geral da estrutura de seleção é:</text:span></text:p>
      <text:p text:style-name="P46"><text:span text:style-name="T1"><text:tab/></text:span><text:span text:style-name="T4">‘if’ ‘(‘ </text:span><text:span text:style-name="T6">expressão de controle</text:span><text:span text:style-name="T4"> ’)’ ‘{‘</text:span></text:p>
      <text:p text:style-name="P46"><text:span text:style-name="T4"><text:tab/><text:tab/>lista de comandos</text:span></text:p>
      <text:p text:style-name="P55"><text:span text:style-name="T4">‘}’ ‘else’ ‘{‘</text:span></text:p>
      <text:p text:style-name="P74"><text:span text:style-name="T4">lista de comandos</text:span></text:p>
      <text:p text:style-name="P55"><text:span text:style-name="T4">‘}’</text:span></text:p>
      <text:p text:style-name="P56"><text:span text:style-name="T1">As palavras reservadas e caracteres terminais da linguagem são colocados entre os apóstrofos. Onde </text:span><text:span text:style-name="T9">‘</text:span><text:span text:style-name="T4">if’ ‘(‘ expressão de controle ’)’</text:span><text:span text:style-name="T1"> <text:s/>é a parte que controla a seleção. Se a </text:span><text:span text:style-name="T5">expressão de controle</text:span><text:span text:style-name="T1"> tiver valor </text:span><text:span text:style-name="T5">‘true’</text:span><text:span text:style-name="T1"> a lista de comando entre </text:span><text:span text:style-name="T5">‘</text:span><text:span text:style-name="T4">{‘</text:span><text:span text:style-name="T9"> </text:span><text:span text:style-name="T1">e </text:span><text:span text:style-name="T4">‘}’</text:span><text:span text:style-name="T1"> é executada. Caso contrário, a lista de comando entre </text:span><text:span text:style-name="T5"><text:s/>‘else’ </text:span><text:span text:style-name="T4">‘{‘</text:span><text:span text:style-name="T9"> </text:span><text:span text:style-name="T1">e </text:span><text:span text:style-name="T4">‘}’</text:span><text:span text:style-name="T9"> </text:span><text:span text:style-name="T1">é executada. O uso de seletores aninhados é permitido. O bloco else é opcional.</text:span></text:p>
      <text:p text:style-name="P58"/>
      <text:list xml:id="list52411450225371" text:continue-numbering="true" text:style-name="WWNum14">
        <text:list-item>
          <text:p text:style-name="P99"><text:bookmark text:name="_5s3yj052rjbi"/>Estruturas de iteração</text:p>
        </text:list-item>
      </text:list>
      <text:p text:style-name="P47"/>
      <text:list xml:id="list1637998736" text:style-name="WWNum7">
        <text:list-item>
          <text:p text:style-name="P68"><text:span text:style-name="T2">Controle lógico</text:span></text:p>
        </text:list-item>
      </text:list>
      <text:p text:style-name="P75"><text:span text:style-name="T1">A linguagem admite iteração controlada por controle lógico usando a palavra reservada <text:s/>‘while’.</text:span></text:p>
      <text:p text:style-name="P75"><text:span text:style-name="T1">O tipo da expressão que controla a iteração é bool. Então, a expressão deve ter a forma de uma expressão relacional ou lógica. Ver seção 8 para mais detalhes.</text:span></text:p>
      <text:p text:style-name="P71"><text:span text:style-name="T1">A forma geral da estrutura de iteração com controle lógico é:</text:span></text:p>
      <text:p text:style-name="P71"><text:span text:style-name="T4">‘while’ ‘(‘ </text:span><text:span text:style-name="T6">expressão de controle</text:span><text:span text:style-name="T4">’)’ ‘{‘</text:span></text:p>
      <text:p text:style-name="P71"><text:soft-page-break/><text:span text:style-name="T4"><text:tab/>lista de comandos</text:span></text:p>
      <text:p text:style-name="P71"><text:span text:style-name="T4">‘}’</text:span></text:p>
      <text:p text:style-name="P75"><text:span text:style-name="T1">As palavras reservadas e caracteres terminais da linguagem são colocados entre os apóstrofos. Onde </text:span><text:span text:style-name="T4">‘while’ ‘(‘ </text:span><text:span text:style-name="T6">expressão de controle</text:span><text:span text:style-name="T4">’)’</text:span><text:span text:style-name="T5"> </text:span><text:span text:style-name="T1">é onde o teste de repetição acontece</text:span><text:span text:style-name="T5">. </text:span><text:span text:style-name="T1">Enquanto a </text:span><text:span text:style-name="T7">expressão de controle</text:span><text:span text:style-name="T1"> tiver valor </text:span><text:span text:style-name="T4">true</text:span><text:span text:style-name="T9"> </text:span><text:span text:style-name="T1">a lista de comando entre </text:span><text:span text:style-name="T5">‘</text:span><text:span text:style-name="T4">{‘</text:span><text:span text:style-name="T9"> </text:span><text:span text:style-name="T1">e </text:span><text:span text:style-name="T4">‘}’</text:span><text:span text:style-name="T1"> é executada e se repete sempre que </text:span><text:span text:style-name="T9">‘}’</text:span><text:span text:style-name="T1"> é alcançado. A repetição só para quando </text:span><text:span text:style-name="T7">expressão de controle </text:span><text:span text:style-name="T5"><text:s/></text:span><text:span text:style-name="T1">for </text:span><text:span text:style-name="T4">false</text:span><text:span text:style-name="T1">.</text:span></text:p>
      <text:p text:style-name="P69"/>
      <text:list xml:id="list52410482247170" text:continue-numbering="true" text:style-name="WWNum7">
        <text:list-item>
          <text:p text:style-name="P68"><text:span text:style-name="T2">Controle por contador</text:span></text:p>
        </text:list-item>
      </text:list>
      <text:p text:style-name="P75"><text:span text:style-name="T1">A linguagem admite iteração controlada por contador usando a palavra reservada <text:s/>‘for’. A forma geral da estrutura é:</text:span></text:p>
      <text:p text:style-name="P64"><text:span text:style-name="T4">‘for’ var_inc ‘in’ ‘(‘ var_inicio ‘,’ var_limite ‘)’ ‘step’ var_step ‘{‘</text:span></text:p>
      <text:p text:style-name="P75"><text:span text:style-name="T4"><text:tab/>lista de comandos</text:span></text:p>
      <text:p text:style-name="P75"><text:span text:style-name="T4">‘}’</text:span></text:p>
      <text:p text:style-name="P75"><text:span text:style-name="T1">As palavras reservadas e caracteres terminais da linguagem são colocados entre os apóstrofos.São usadas quatro variáveis para controlar a repetição. Onde </text:span><text:span text:style-name="T4">var_inc </text:span><text:span text:style-name="T1">é a uma variável a ser incrementada a cada repetição, </text:span><text:span text:style-name="T4">var_inicio</text:span><text:span text:style-name="T1"> é a variável com o valor inicial da iteração, <text:s/></text:span><text:span text:style-name="T4">var_limite</text:span><text:span text:style-name="T5"> é a </text:span><text:span text:style-name="T1">variável com valor limite da iteração e </text:span><text:span text:style-name="T4">var_step </text:span><text:span text:style-name="T1"><text:s/>é a variável com o passo a ser incrementado. As quatro variáveis devem ser do mesmo tipo e devem ter sido declaradas antes da aparição da estrutura. Os tipos suportados para essas variáveis são int ou float. As variáveis não podem ter seu valor alterado enquanto a repetição estiver ocorrendo dentro do corpo da estrutura. Quando a repetição inicia </text:span><text:span text:style-name="T4">var_inc</text:span><text:span text:style-name="T1"> é atribuída o valor de </text:span><text:span text:style-name="T4">var_inicio</text:span><text:span text:style-name="T1">. A repetição é encerrada assim que a variável a ser incrementada atinge o valor de </text:span><text:span text:style-name="T4">var_limite</text:span><text:span text:style-name="T1">.</text:span></text:p>
      <text:p text:style-name="P76"/>
      <text:list xml:id="list52410569805246" text:continue-list="list52411450225371" text:style-name="WWNum14">
        <text:list-item>
          <text:p text:style-name="P96"><text:bookmark text:name="_oebqxiipk7ir"/>Desvio incondicional</text:p>
        </text:list-item>
      </text:list>
      <text:p text:style-name="P48"/>
      <text:p text:style-name="P36"><text:span text:style-name="T1">Quando uma instrução </text:span><text:span text:style-name="T5">break </text:span><text:span text:style-name="T1"><text:s/>é executada dentro de um loop, o loop em questão é encerrado.</text:span></text:p>
      <text:p text:style-name="P42"/>
      <text:p text:style-name="P45"/>
      <text:p text:style-name="P28"/>
      <text:list xml:id="list1471810479" text:style-name="WWNum12">
        <text:list-item>
          <text:p text:style-name="P84"><text:bookmark text:name="_esmxuiqqpz2c"/>Subprogramas</text:p>
        </text:list-item>
      </text:list>
      <text:p text:style-name="P26"/>
      <text:p text:style-name="P36"><text:span text:style-name="T1">A linguagem admite o uso de subprogramas. Subprogramas podem ser funções ou procedimentos. </text:span></text:p>
      <text:p text:style-name="P42"/>
      <text:list xml:id="list1524174935" text:style-name="WWNum10">
        <text:list-item>
          <text:p text:style-name="P97"><text:bookmark text:name="_yi3sr9ngyeqp"/>Declaração de um subprograma</text:p>
        </text:list-item>
      </text:list>
      <text:p text:style-name="P56"><text:span text:style-name="T1">A forma geral de declaração de um subprograma é:</text:span></text:p>
      <text:p text:style-name="P56"><text:span text:style-name="T4">tipo identificador ’(‘ lista de parâmetros ‘)’ ‘{‘</text:span></text:p>
      <text:p text:style-name="P75"><text:span text:style-name="T4">comandos</text:span></text:p>
      <text:p text:style-name="P71"><text:span text:style-name="T4">‘}’ </text:span></text:p>
      <text:p text:style-name="P58"/>
      <text:p text:style-name="P56"><text:span text:style-name="T1">Onde tipo é o tipo de retorno do subprograma. Os tipos podem ser qualquer um especificados na seção 7. Quando um subprograma <text:s/>possui um tipo diferente de void, um dos comandos do subprograma deve ser um </text:span><text:span text:style-name="T5">return</text:span><text:span text:style-name="T1">.</text:span></text:p>
      <text:p text:style-name="P71"><text:span text:style-name="T1">A forma geral de um return é:</text:span></text:p>
      <text:p text:style-name="P71"><text:span text:style-name="T4">‘return’ valor ’;’</text:span></text:p>
      <text:p text:style-name="P58"/>
      <text:p text:style-name="P56"><text:span text:style-name="T1">Onde </text:span><text:span text:style-name="T4">valor</text:span><text:span text:style-name="T1"> é uma expressão com o mesmo tipo de retorno do subprograma. o identificador deve ser único em todo o programa. Quando o valor a ser retornado é um array, na declaração de </text:span><text:span text:style-name="T5">tipo </text:span><text:span text:style-name="T1">do subprograma deve ser colocado [].</text:span></text:p>
      <text:p text:style-name="P56"><text:span text:style-name="T1">Ex.:</text:span></text:p>
      <text:p text:style-name="P56"><text:span text:style-name="T4">tipo‘[‘‘]’ identificador’(‘ lista de parâmetros formais ‘)’ ‘{‘</text:span></text:p>
      <text:p text:style-name="P75"><text:span text:style-name="T4">comandos</text:span></text:p>
      <text:p text:style-name="P71"><text:span text:style-name="T4">‘}’ </text:span></text:p>
      <text:p text:style-name="P56"><text:soft-page-break/><text:span text:style-name="T1">Indica que um array de </text:span><text:span text:style-name="T4">tipo</text:span><text:span text:style-name="T5"> </text:span><text:span text:style-name="T1">é retornado pelo subporgrama.</text:span></text:p>
      <text:p text:style-name="P56"><text:span text:style-name="T1">A forma geral da </text:span><text:span text:style-name="T4">lista de parâmetros formais</text:span><text:span text:style-name="T1"> é:</text:span></text:p>
      <text:p text:style-name="P71"><text:span text:style-name="T9">tipo1 nome1’,’ tipo2 nome2’,’ tipo3 nome3’,’ …’,’ tipoN nomeN</text:span></text:p>
      <text:p text:style-name="P58"/>
      <text:p text:style-name="P56"><text:span text:style-name="T1">Onde </text:span><text:span text:style-name="T4">tipoi</text:span><text:span text:style-name="T1">, com i entre 1 e N, é o tipo do parâmetro </text:span><text:span text:style-name="T4">nomei.</text:span><text:span text:style-name="T1"> Os tipos podem ser qualquer tipo especificado na seção XXX, com exceção de void.</text:span></text:p>
      <text:p text:style-name="P56"><text:span text:style-name="T1">Quando o subprograma possui tipo void, a presença de um comando return não é obrigatória e o subprograma não retorna valor algum.</text:span></text:p>
      <text:p text:style-name="P56"><text:span text:style-name="T1">A forma de iniciar a execução de um subprograma é:</text:span></text:p>
      <text:p text:style-name="P56"><text:span text:style-name="T4">identificador’(‘lista de parâmetros reais’)’’;’</text:span></text:p>
      <text:p text:style-name="P58"/>
      <text:p text:style-name="P56"><text:span text:style-name="T1">Onde </text:span><text:span text:style-name="T5">identificador</text:span><text:span text:style-name="T1"> deve ser o mesmo na declaração do subprograma. A lista de parâmetros reais deve conter todos os parâmetros formais informados na declaração. A correspondência entre os parâmetros formais e reais <text:s/>é posicional e os tipos dos parâmetros formais devem ser respeitados pelos parâmetros reais.</text:span></text:p>
      <text:p text:style-name="P56"><text:span text:style-name="T1">A forma da lista de parâmetros reais é:</text:span></text:p>
      <text:p text:style-name="P56"><text:span text:style-name="T4">nome1’,’ nome2’,’ nome3’,’ …’,’ nomeN</text:span></text:p>
      <text:p text:style-name="P51"><text:span text:style-name="T1">Subprogramas não podem ser declarados dentro de outros subprogramas.</text:span></text:p>
      <text:p text:style-name="P48"/>
      <text:list xml:id="list52410283441035" text:continue-numbering="true" text:style-name="WWNum10">
        <text:list-item>
          <text:p text:style-name="P97"><text:bookmark text:name="_34temfib72da"/>Modo de passagem de parâmetros</text:p>
        </text:list-item>
      </text:list>
      <text:p text:style-name="P48"/>
      <text:p text:style-name="P51"><text:span text:style-name="T1">O modo adotado pela linguagem é sempre em modo de entrada. Os parâmetros reais são sempre passados por valor.</text:span></text:p>
      <text:p text:style-name="P48"/>
      <text:p text:style-name="P48"/>
      <text:p text:style-name="P54"/>
      <text:list xml:id="list1718379437" text:style-name="WWNum19">
        <text:list-item>
          <text:p text:style-name="P91"><text:bookmark text:name="_g6i4v2hjafi8"/>Instruções de entrada e saída</text:p>
        </text:list-item>
      </text:list>
      <text:p text:style-name="P29"><text:span text:style-name="T1"><text:s text:c="14"/></text:span></text:p>
      <text:p text:style-name="P39"><text:span text:style-name="T1">A instrução de leitura da entrada padrão é realizada especificando as variáveis em que serão atribuídos os valores lidos.</text:span></text:p>
      <text:p text:style-name="P38"/>
      <text:p text:style-name="P52"><text:span text:style-name="T5">‘input’(‘nome1’,’ nome2’,’...’,’ nomeN’)’’;’</text:span></text:p>
      <text:p text:style-name="P38"/>
      <text:p text:style-name="P39"><text:span text:style-name="T1">Um erro é lançado caso a variável </text:span><text:span text:style-name="T5">nomei</text:span><text:span text:style-name="T1">, i entre 1 e N, não seja do mesmo tipo informado pelo usuário.</text:span></text:p>
      <text:p text:style-name="P38"/>
      <text:p text:style-name="P29"><text:span text:style-name="T1">‘<text:tab/>Na instrução de saída padrão deve ser especificado o texto formatado e as variáveis ou constantes literais que vão ser substituídas.</text:span></text:p>
      <text:p text:style-name="P38"/>
      <text:p text:style-name="P39"><text:span text:style-name="T5">‘output’’(‘’\“‘%2d %.2f’\”’,’ nome1’,’ nome2’,’ …’,’ nomeN’)’’;’</text:span></text:p>
      <text:p text:style-name="P38"/>
      <text:p text:style-name="P39"><text:span text:style-name="T1">A expressão entre “” é o que define a formatação e sempre deve vir antes de qualquer nome. Um erro é lançado caso a variável </text:span><text:span text:style-name="T5">nomei</text:span><text:span text:style-name="T1">, i entre 1 e N, não seja do mesmo tipo informado na expressão ou não esteja presente na expressão. A ordem entre a formatação e a aparição dos nomes é posicional.</text:span></text:p>
      <text:p text:style-name="P8"/>
      <text:list xml:id="list3807156538" text:style-name="WWNum11">
        <text:list-item>
          <text:p text:style-name="P87"><text:bookmark text:name="_atr9i5g1l485"/>Comentários</text:p>
        </text:list-item>
      </text:list>
      <text:p text:style-name="P7"/>
      <text:p text:style-name="Standard"><text:span text:style-name="T1">A linguagem admite comentários de uma única linha usando </text:span><text:span text:style-name="T5">//. </text:span><text:span text:style-name="T1">Comentários que envolvam uma ou mais linhas iniciam com </text:span><text:span text:style-name="T5">/*</text:span><text:span text:style-name="T1"> e terminam com </text:span><text:span text:style-name="T5">*/</text:span><text:span text:style-name="T1">.</text:span></text:p>
      <text:p text:style-name="P7"/>
      <text:p text:style-name="P19"/>
      <text:list xml:id="list2022930580" text:style-name="WWNum16">
        <text:list-item>
          <text:p text:style-name="P85"><text:bookmark text:name="_9t9fco1htst5"/><text:s/>Especificação dos tokens</text:p>
        </text:list-item>
      </text:list>
      <text:p text:style-name="P5"/>
      <text:p text:style-name="P11"><text:span text:style-name="T1">A linguagem em que os analisadores léxico e sintático serão implementados será C++.</text:span></text:p>
      <text:p text:style-name="P5"/>
      <text:p text:style-name="P11"><text:span text:style-name="T1">Enumeração com as categorias dos tokens:</text:span></text:p>
      <text:p text:style-name="P5"/>
      <text:p text:style-name="P11"><text:span text:style-name="T5">enum class <text:s/>Category {</text:span></text:p>
      <text:p text:style-name="P11"><text:span text:style-name="T5">CtrlIf = 1, CtrlElse, LoopWhile, LoopFor, In, Step, Break,</text:span></text:p>
      <text:p text:style-name="P29"><text:span text:style-name="T5">Return, Input, Output, Integer, Float, Char, Void,String, Boolean, Parenth1, Parenth2, Braces1,Braces2, Bracket1, Bracket2, OpAdd, OpMinus, OpDiv, OpMult, OpRem, OpConcat, OpGreater, OpLesser, OpGEqual,OpLEqual, OpEqual, OpDiff, OpBinXor,</text:span></text:p>
      <text:p text:style-name="P11"><text:span text:style-name="T5">OpNot, OpAnd, OpOr, Assign, Comma, Terminator, Error, Id, CteInt, CteFloat, CteChar, CteString, CteBool, Eof };</text:span></text:p>
      <text:p text:style-name="P5"/>
      <text:p text:style-name="P11"><text:span text:style-name="T1">A categoria Error é usada para indicar um erro no analisador léxico, o lexema formado até aquele ponto é retornado. A categoria Eof é usada para indicar que chegou no fim de arquivo.</text:span></text:p>
      <text:p text:style-name="P8"/>
      <text:list xml:id="list1421408781" text:style-name="WWNum15">
        <text:list-item>
          <text:p text:style-name="P100"><text:bookmark text:name="_fce4iz8yk7zm"/>Tabela de categoria de tokens</text:p>
        </text:list-item>
      </text:list>
      <text:p text:style-name="P9"/>
      <table:table table:name="Table4" table:style-name="Table4">
        <table:table-column table:style-name="Table4.A" table:number-columns-repeated="2"/>
        <table:table-row table:style-name="Table4.1">
          <table:table-cell table:style-name="Table4.A1" office:value-type="string">
            <text:p text:style-name="P77"><text:span text:style-name="T2">Lexema</text:span></text:p>
          </table:table-cell>
          <table:table-cell table:style-name="Table4.B1" office:value-type="string">
            <text:p text:style-name="P77"><text:span text:style-name="T2">Categoria</text:span></text:p>
          </table:table-cell>
        </table:table-row>
        <table:table-row table:style-name="Table4.1">
          <table:table-cell table:style-name="Table4.A2" office:value-type="string">
            <text:p text:style-name="P77"><text:span text:style-name="T1">if</text:span></text:p>
          </table:table-cell>
          <table:table-cell table:style-name="Table4.B2" office:value-type="string">
            <text:p text:style-name="P77"><text:span text:style-name="T1">CtrlIf</text:span></text:p>
          </table:table-cell>
        </table:table-row>
        <table:table-row table:style-name="Table4.1">
          <table:table-cell table:style-name="Table4.A3" office:value-type="string">
            <text:p text:style-name="P77"><text:span text:style-name="T1">else</text:span></text:p>
          </table:table-cell>
          <table:table-cell table:style-name="Table4.B3" office:value-type="string">
            <text:p text:style-name="P77"><text:span text:style-name="T1">CtrlElse</text:span></text:p>
          </table:table-cell>
        </table:table-row>
        <table:table-row table:style-name="Table4.1">
          <table:table-cell table:style-name="Table4.A4" office:value-type="string">
            <text:p text:style-name="P77"><text:span text:style-name="T1">while</text:span></text:p>
          </table:table-cell>
          <table:table-cell table:style-name="Table4.B4" office:value-type="string">
            <text:p text:style-name="P77"><text:span text:style-name="T1">LoopWhile</text:span></text:p>
          </table:table-cell>
        </table:table-row>
        <table:table-row table:style-name="Table4.1">
          <table:table-cell table:style-name="Table4.A5" office:value-type="string">
            <text:p text:style-name="P77"><text:span text:style-name="T1">for</text:span></text:p>
          </table:table-cell>
          <table:table-cell table:style-name="Table4.B5" office:value-type="string">
            <text:p text:style-name="P77"><text:span text:style-name="T1">LoopFor</text:span></text:p>
          </table:table-cell>
        </table:table-row>
        <table:table-row table:style-name="Table4.1">
          <table:table-cell table:style-name="Table4.A6" office:value-type="string">
            <text:p text:style-name="P77"><text:span text:style-name="T1">in</text:span></text:p>
          </table:table-cell>
          <table:table-cell table:style-name="Table4.B6" office:value-type="string">
            <text:p text:style-name="P77"><text:span text:style-name="T1">In</text:span></text:p>
          </table:table-cell>
        </table:table-row>
        <table:table-row table:style-name="Table4.1">
          <table:table-cell table:style-name="Table4.A7" office:value-type="string">
            <text:p text:style-name="P77"><text:span text:style-name="T1">step</text:span></text:p>
          </table:table-cell>
          <table:table-cell table:style-name="Table4.B7" office:value-type="string">
            <text:p text:style-name="P77"><text:span text:style-name="T1">Step</text:span></text:p>
          </table:table-cell>
        </table:table-row>
        <table:table-row table:style-name="Table4.1">
          <table:table-cell table:style-name="Table4.A8" office:value-type="string">
            <text:p text:style-name="P77"><text:span text:style-name="T1">break</text:span></text:p>
          </table:table-cell>
          <table:table-cell table:style-name="Table4.B8" office:value-type="string">
            <text:p text:style-name="P77"><text:span text:style-name="T1">Break</text:span></text:p>
          </table:table-cell>
        </table:table-row>
        <table:table-row table:style-name="Table4.1">
          <table:table-cell table:style-name="Table4.A9" office:value-type="string">
            <text:p text:style-name="P77"><text:span text:style-name="T1">return</text:span></text:p>
          </table:table-cell>
          <table:table-cell table:style-name="Table4.B9" office:value-type="string">
            <text:p text:style-name="P77"><text:span text:style-name="T1">Return</text:span></text:p>
          </table:table-cell>
        </table:table-row>
        <table:table-row table:style-name="Table4.1">
          <table:table-cell table:style-name="Table4.A10" office:value-type="string">
            <text:p text:style-name="P77"><text:span text:style-name="T1">input</text:span></text:p>
          </table:table-cell>
          <table:table-cell table:style-name="Table4.B10" office:value-type="string">
            <text:p text:style-name="P77"><text:span text:style-name="T1">Input</text:span></text:p>
          </table:table-cell>
        </table:table-row>
        <text:soft-page-break/>
        <table:table-row table:style-name="Table4.1">
          <table:table-cell table:style-name="Table4.A11" office:value-type="string">
            <text:p text:style-name="P77"><text:span text:style-name="T1">output</text:span></text:p>
          </table:table-cell>
          <table:table-cell table:style-name="Table4.B11" office:value-type="string">
            <text:p text:style-name="P77"><text:span text:style-name="T1">Output</text:span></text:p>
          </table:table-cell>
        </table:table-row>
        <table:table-row table:style-name="Table4.1">
          <table:table-cell table:style-name="Table4.A12" office:value-type="string">
            <text:p text:style-name="P77"><text:span text:style-name="T1">int</text:span></text:p>
          </table:table-cell>
          <table:table-cell table:style-name="Table4.B12" office:value-type="string">
            <text:p text:style-name="P77"><text:span text:style-name="T1">Integer</text:span></text:p>
          </table:table-cell>
        </table:table-row>
        <table:table-row table:style-name="Table4.1">
          <table:table-cell table:style-name="Table4.A13" office:value-type="string">
            <text:p text:style-name="P77"><text:span text:style-name="T1">float</text:span></text:p>
          </table:table-cell>
          <table:table-cell table:style-name="Table4.B13" office:value-type="string">
            <text:p text:style-name="P77"><text:span text:style-name="T1">Float</text:span></text:p>
          </table:table-cell>
        </table:table-row>
        <table:table-row table:style-name="Table4.1">
          <table:table-cell table:style-name="Table4.A14" office:value-type="string">
            <text:p text:style-name="P77"><text:span text:style-name="T1">char</text:span></text:p>
          </table:table-cell>
          <table:table-cell table:style-name="Table4.B14" office:value-type="string">
            <text:p text:style-name="P77"><text:span text:style-name="T1">Char</text:span></text:p>
          </table:table-cell>
        </table:table-row>
        <table:table-row table:style-name="Table4.1">
          <table:table-cell table:style-name="Table4.A15" office:value-type="string">
            <text:p text:style-name="P77"><text:span text:style-name="T1">void</text:span></text:p>
          </table:table-cell>
          <table:table-cell table:style-name="Table4.B15" office:value-type="string">
            <text:p text:style-name="P77"><text:span text:style-name="T1">Void</text:span></text:p>
          </table:table-cell>
        </table:table-row>
        <table:table-row table:style-name="Table4.1">
          <table:table-cell table:style-name="Table4.A16" office:value-type="string">
            <text:p text:style-name="P77"><text:span text:style-name="T1">string</text:span></text:p>
          </table:table-cell>
          <table:table-cell table:style-name="Table4.B16" office:value-type="string">
            <text:p text:style-name="P77"><text:span text:style-name="T1">String</text:span></text:p>
          </table:table-cell>
        </table:table-row>
        <table:table-row table:style-name="Table4.1">
          <table:table-cell table:style-name="Table4.A17" office:value-type="string">
            <text:p text:style-name="P13"><text:span text:style-name="T1">bool</text:span></text:p>
          </table:table-cell>
          <table:table-cell table:style-name="Table4.B17" office:value-type="string">
            <text:p text:style-name="P13"><text:span text:style-name="T1">Boolean</text:span></text:p>
          </table:table-cell>
        </table:table-row>
        <table:table-row table:style-name="Table4.1">
          <table:table-cell table:style-name="Table4.A18" office:value-type="string">
            <text:p text:style-name="P13"><text:span text:style-name="T1">(</text:span></text:p>
          </table:table-cell>
          <table:table-cell table:style-name="Table4.B18" office:value-type="string">
            <text:p text:style-name="P12"><text:span text:style-name="T1">Parenth1</text:span></text:p>
          </table:table-cell>
        </table:table-row>
        <table:table-row table:style-name="Table4.1">
          <table:table-cell table:style-name="Table4.A19" office:value-type="string">
            <text:p text:style-name="P13"><text:span text:style-name="T1">)</text:span></text:p>
          </table:table-cell>
          <table:table-cell table:style-name="Table4.B19" office:value-type="string">
            <text:p text:style-name="P12"><text:span text:style-name="T1">Parenth2</text:span></text:p>
          </table:table-cell>
        </table:table-row>
        <table:table-row table:style-name="Table4.1">
          <table:table-cell table:style-name="Table4.A20" office:value-type="string">
            <text:p text:style-name="P13"><text:span text:style-name="T1">{</text:span></text:p>
          </table:table-cell>
          <table:table-cell table:style-name="Table4.B20" office:value-type="string">
            <text:p text:style-name="P13"><text:span text:style-name="T1">Braces1</text:span></text:p>
          </table:table-cell>
        </table:table-row>
        <text:soft-page-break/>
        <table:table-row table:style-name="Table4.1">
          <table:table-cell table:style-name="Table4.A21" office:value-type="string">
            <text:p text:style-name="P13"><text:span text:style-name="T1">}</text:span></text:p>
          </table:table-cell>
          <table:table-cell table:style-name="Table4.B21" office:value-type="string">
            <text:p text:style-name="P13"><text:span text:style-name="T1">Braces2</text:span></text:p>
          </table:table-cell>
        </table:table-row>
        <table:table-row table:style-name="Table4.1">
          <table:table-cell table:style-name="Table4.A22" office:value-type="string">
            <text:p text:style-name="P13"><text:span text:style-name="T1">[</text:span></text:p>
          </table:table-cell>
          <table:table-cell table:style-name="Table4.B22" office:value-type="string">
            <text:p text:style-name="P13"><text:span text:style-name="T1">Bracket1</text:span></text:p>
          </table:table-cell>
        </table:table-row>
        <table:table-row table:style-name="Table4.1">
          <table:table-cell table:style-name="Table4.A23" office:value-type="string">
            <text:p text:style-name="P13"><text:span text:style-name="T1">]</text:span></text:p>
          </table:table-cell>
          <table:table-cell table:style-name="Table4.B23" office:value-type="string">
            <text:p text:style-name="P13"><text:span text:style-name="T1">Bracket2</text:span></text:p>
          </table:table-cell>
        </table:table-row>
        <table:table-row table:style-name="Table4.1">
          <table:table-cell table:style-name="Table4.A24" office:value-type="string">
            <text:p text:style-name="P13"><text:span text:style-name="T1">+</text:span></text:p>
          </table:table-cell>
          <table:table-cell table:style-name="Table4.B24" office:value-type="string">
            <text:p text:style-name="P13"><text:span text:style-name="T1">OpAdd</text:span></text:p>
          </table:table-cell>
        </table:table-row>
        <table:table-row table:style-name="Table4.1">
          <table:table-cell table:style-name="Table4.A25" office:value-type="string">
            <text:p text:style-name="P13"><text:span text:style-name="T1">-</text:span></text:p>
          </table:table-cell>
          <table:table-cell table:style-name="Table4.B25" office:value-type="string">
            <text:p text:style-name="P13"><text:span text:style-name="T1">OpMinus</text:span></text:p>
          </table:table-cell>
        </table:table-row>
        <table:table-row table:style-name="Table4.1">
          <table:table-cell table:style-name="Table4.A26" office:value-type="string">
            <text:p text:style-name="P13"><text:span text:style-name="T1">/</text:span></text:p>
          </table:table-cell>
          <table:table-cell table:style-name="Table4.B26" office:value-type="string">
            <text:p text:style-name="P13"><text:span text:style-name="T1">OpDiv</text:span></text:p>
          </table:table-cell>
        </table:table-row>
        <table:table-row table:style-name="Table4.1">
          <table:table-cell table:style-name="Table4.A27" office:value-type="string">
            <text:p text:style-name="P13"><text:span text:style-name="T1">*</text:span></text:p>
          </table:table-cell>
          <table:table-cell table:style-name="Table4.B27" office:value-type="string">
            <text:p text:style-name="P13"><text:span text:style-name="T1">OpMult</text:span></text:p>
          </table:table-cell>
        </table:table-row>
        <table:table-row table:style-name="Table4.1">
          <table:table-cell table:style-name="Table4.A28" office:value-type="string">
            <text:p text:style-name="P13"><text:span text:style-name="T1">%</text:span></text:p>
          </table:table-cell>
          <table:table-cell table:style-name="Table4.B28" office:value-type="string">
            <text:p text:style-name="P13"><text:span text:style-name="T1">OpRem</text:span></text:p>
          </table:table-cell>
        </table:table-row>
        <table:table-row table:style-name="Table4.1">
          <table:table-cell table:style-name="Table4.A29" office:value-type="string">
            <text:p text:style-name="P13"><text:span text:style-name="T1">++</text:span></text:p>
          </table:table-cell>
          <table:table-cell table:style-name="Table4.B29" office:value-type="string">
            <text:p text:style-name="P13"><text:span text:style-name="T1">OpConcat</text:span></text:p>
          </table:table-cell>
        </table:table-row>
        <table:table-row table:style-name="Table4.1">
          <table:table-cell table:style-name="Table4.A30" office:value-type="string">
            <text:p text:style-name="P13"><text:span text:style-name="T1">&gt;</text:span></text:p>
          </table:table-cell>
          <table:table-cell table:style-name="Table4.B30" office:value-type="string">
            <text:p text:style-name="P13"><text:span text:style-name="T1">OpGreater</text:span></text:p>
          </table:table-cell>
        </table:table-row>
        <text:soft-page-break/>
        <table:table-row table:style-name="Table4.1">
          <table:table-cell table:style-name="Table4.A31" office:value-type="string">
            <text:p text:style-name="P13"><text:span text:style-name="T1">&lt;</text:span></text:p>
          </table:table-cell>
          <table:table-cell table:style-name="Table4.B31" office:value-type="string">
            <text:p text:style-name="P13"><text:span text:style-name="T1">OpLesser</text:span></text:p>
          </table:table-cell>
        </table:table-row>
        <table:table-row table:style-name="Table4.1">
          <table:table-cell table:style-name="Table4.A32" office:value-type="string">
            <text:p text:style-name="P13"><text:span text:style-name="T1">&gt;=</text:span></text:p>
          </table:table-cell>
          <table:table-cell table:style-name="Table4.B32" office:value-type="string">
            <text:p text:style-name="P13"><text:span text:style-name="T1">OpGEqual</text:span></text:p>
          </table:table-cell>
        </table:table-row>
        <table:table-row table:style-name="Table4.1">
          <table:table-cell table:style-name="Table4.A33" office:value-type="string">
            <text:p text:style-name="P13"><text:span text:style-name="T1">&lt;=</text:span></text:p>
          </table:table-cell>
          <table:table-cell table:style-name="Table4.B33" office:value-type="string">
            <text:p text:style-name="P13"><text:span text:style-name="T1">OpLEqual</text:span></text:p>
          </table:table-cell>
        </table:table-row>
        <table:table-row table:style-name="Table4.1">
          <table:table-cell table:style-name="Table4.A34" office:value-type="string">
            <text:p text:style-name="P13"><text:span text:style-name="T1">==</text:span></text:p>
          </table:table-cell>
          <table:table-cell table:style-name="Table4.B34" office:value-type="string">
            <text:p text:style-name="P13"><text:span text:style-name="T1">OpEqual</text:span></text:p>
          </table:table-cell>
        </table:table-row>
        <table:table-row table:style-name="Table4.1">
          <table:table-cell table:style-name="Table4.A35" office:value-type="string">
            <text:p text:style-name="P13"><text:span text:style-name="T1">!=</text:span></text:p>
          </table:table-cell>
          <table:table-cell table:style-name="Table4.B35" office:value-type="string">
            <text:p text:style-name="P13"><text:span text:style-name="T1">OpDiff</text:span></text:p>
          </table:table-cell>
        </table:table-row>
        <table:table-row table:style-name="Table4.1">
          <table:table-cell table:style-name="Table4.A36" office:value-type="string">
            <text:p text:style-name="P13"><text:span text:style-name="T1">^</text:span></text:p>
          </table:table-cell>
          <table:table-cell table:style-name="Table4.B36" office:value-type="string">
            <text:p text:style-name="P13"><text:span text:style-name="T1">OpBinXor</text:span></text:p>
          </table:table-cell>
        </table:table-row>
        <table:table-row table:style-name="Table4.1">
          <table:table-cell table:style-name="Table4.A37" office:value-type="string">
            <text:p text:style-name="P13"><text:span text:style-name="T1">!</text:span></text:p>
          </table:table-cell>
          <table:table-cell table:style-name="Table4.B37" office:value-type="string">
            <text:p text:style-name="P13"><text:span text:style-name="T1">OpNot</text:span></text:p>
          </table:table-cell>
        </table:table-row>
        <table:table-row table:style-name="Table4.1">
          <table:table-cell table:style-name="Table4.A38" office:value-type="string">
            <text:p text:style-name="P13"><text:span text:style-name="T1">and</text:span></text:p>
          </table:table-cell>
          <table:table-cell table:style-name="Table4.B38" office:value-type="string">
            <text:p text:style-name="P13"><text:span text:style-name="T1">OpAnd</text:span></text:p>
          </table:table-cell>
        </table:table-row>
        <table:table-row table:style-name="Table4.1">
          <table:table-cell table:style-name="Table4.A39" office:value-type="string">
            <text:p text:style-name="P13"><text:span text:style-name="T1">or</text:span></text:p>
          </table:table-cell>
          <table:table-cell table:style-name="Table4.B39" office:value-type="string">
            <text:p text:style-name="P13"><text:span text:style-name="T1">OpOr</text:span></text:p>
          </table:table-cell>
        </table:table-row>
        <table:table-row table:style-name="Table4.1">
          <table:table-cell table:style-name="Table4.A40" office:value-type="string">
            <text:p text:style-name="P13"><text:span text:style-name="T1">=</text:span></text:p>
          </table:table-cell>
          <table:table-cell table:style-name="Table4.B40" office:value-type="string">
            <text:p text:style-name="P13"><text:span text:style-name="T1">Assign</text:span></text:p>
          </table:table-cell>
        </table:table-row>
        <text:soft-page-break/>
        <table:table-row table:style-name="Table4.1">
          <table:table-cell table:style-name="Table4.A41" office:value-type="string">
            <text:p text:style-name="P13"><text:span text:style-name="T1">,</text:span></text:p>
          </table:table-cell>
          <table:table-cell table:style-name="Table4.B41" office:value-type="string">
            <text:p text:style-name="P13"><text:span text:style-name="T1">Comma</text:span></text:p>
          </table:table-cell>
        </table:table-row>
        <table:table-row table:style-name="Table4.1">
          <table:table-cell table:style-name="Table4.A42" office:value-type="string">
            <text:p text:style-name="P13"><text:span text:style-name="T1">;</text:span></text:p>
          </table:table-cell>
          <table:table-cell table:style-name="Table4.B42" office:value-type="string">
            <text:p text:style-name="P13"><text:span text:style-name="T1">Terminator</text:span></text:p>
          </table:table-cell>
        </table:table-row>
      </table:table>
      <text:p text:style-name="P80"/>
      <text:list xml:id="list52412242808373" text:continue-numbering="true" text:style-name="WWNum15">
        <text:list-item>
          <text:p text:style-name="P100"><text:bookmark text:name="_afhkabhqkemd"/>Tabela de expressões regulares</text:p>
        </text:list-item>
      </text:list>
      <text:p text:style-name="Standard"><text:span text:style-name="T1">Expressões regulares auxiliares</text:span></text:p>
      <text:list xml:id="list1816919849" text:style-name="WWNum6">
        <text:list-item>
          <text:p text:style-name="P79"><text:span text:style-name="T1">dig = ‘[1-9]’</text:span></text:p>
        </text:list-item>
        <text:list-item>
          <text:p text:style-name="P79"><text:span text:style-name="T1">Dig = ‘[0-9]’</text:span></text:p>
        </text:list-item>
      </text:list>
      <text:p text:style-name="P9"/>
      <text:p text:style-name="P9"/>
      <table:table table:name="Table5" table:style-name="Table5">
        <table:table-column table:style-name="Table5.A"/>
        <table:table-column table:style-name="Table5.B"/>
        <table:table-row table:style-name="Table5.1">
          <table:table-cell table:style-name="Table5.A1" office:value-type="string">
            <text:p text:style-name="P77"><text:span text:style-name="T2">Não Terminal</text:span></text:p>
          </table:table-cell>
          <table:table-cell table:style-name="Table5.A1" office:value-type="string">
            <text:p text:style-name="P77"><text:span text:style-name="T2">Categoria</text:span></text:p>
          </table:table-cell>
        </table:table-row>
        <table:table-row table:style-name="Table5.1">
          <table:table-cell table:style-name="Table5.A2" office:value-type="string">
            <text:p text:style-name="P77"><text:span text:style-name="T1">[_a-zA-Z][_a-zA-Z0-9]*</text:span></text:p>
          </table:table-cell>
          <table:table-cell table:style-name="Table5.B2" office:value-type="string">
            <text:p text:style-name="P77"><text:span text:style-name="T1">Id</text:span></text:p>
          </table:table-cell>
        </table:table-row>
        <table:table-row table:style-name="Table5.1">
          <table:table-cell table:style-name="Table5.A3" office:value-type="string">
            <text:p text:style-name="P77"><text:span text:style-name="T1">‘Dig’‘Dig’*</text:span></text:p>
          </table:table-cell>
          <table:table-cell table:style-name="Table5.B3" office:value-type="string">
            <text:p text:style-name="P77"><text:span text:style-name="T1">CteInt</text:span></text:p>
          </table:table-cell>
        </table:table-row>
        <table:table-row table:style-name="Table5.1">
          <table:table-cell table:style-name="Table5.A4" office:value-type="string">
            <text:p text:style-name="P77"><text:span text:style-name="T1">(’dig’)(’Dig’*)\.(’Dig’*)</text:span></text:p>
          </table:table-cell>
          <table:table-cell table:style-name="Table5.B4" office:value-type="string">
            <text:p text:style-name="P77"><text:span text:style-name="T1">CteFloat</text:span></text:p>
          </table:table-cell>
        </table:table-row>
        <table:table-row table:style-name="Table5.1">
          <table:table-cell table:style-name="Table5.A5" office:value-type="string">
            <text:p text:style-name="P77"><text:span text:style-name="T1">\’.\’</text:span></text:p>
          </table:table-cell>
          <table:table-cell table:style-name="Table5.B5" office:value-type="string">
            <text:p text:style-name="P77"><text:span text:style-name="T1">CteChar</text:span></text:p>
          </table:table-cell>
        </table:table-row>
        <table:table-row table:style-name="Table5.1">
          <table:table-cell table:style-name="Table5.A6" office:value-type="string">
            <text:p text:style-name="P77"><text:span text:style-name="T1">\”(.*)\”</text:span></text:p>
          </table:table-cell>
          <table:table-cell table:style-name="Table5.B6" office:value-type="string">
            <text:p text:style-name="P77"><text:span text:style-name="T1">CteString</text:span></text:p>
          </table:table-cell>
        </table:table-row>
        <table:table-row table:style-name="Table5.1">
          <table:table-cell table:style-name="Table5.A7" office:value-type="string">
            <text:p text:style-name="P77"><text:span text:style-name="T1">(true)|(false)</text:span></text:p>
          </table:table-cell>
          <table:table-cell table:style-name="Table5.B7" office:value-type="string">
            <text:p text:style-name="P77"><text:span text:style-name="T1">CteBool</text:span></text:p>
          </table:table-cell>
        </table:table-row>
      </table:table>
      <text:p text:style-name="P9"/>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fo:font-size="12pt"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fo:font-size="12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7">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8">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prefix="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prefix="9."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style:num-prefix="9.2"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0"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22"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23"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25"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26"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prefix="1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prefix="13."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prefix="13."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prefix="13."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prefix="13."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prefix="13."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prefix="13."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prefix="13."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prefix="13."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text:start-value="13">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prefix="7. "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text:start-value="11">
        <style:list-level-properties text:list-level-position-and-space-mode="label-alignment">
          <style:list-level-label-alignment text:label-followed-by="listtab" fo:text-indent="-0.25in" fo:margin-left="1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6</text:page-number></text:p>
      </style:footer>
    </style:master-page>
    <style:master-page style:name="Converted1" style:page-layout-name="Mpm1">
      <style:footer>
        <text:p text:style-name="MP1"><text:page-number text:select-page="current">33</text:page-number></text:p>
      </style:footer>
    </style:master-page>
    <style:master-page style:name="Converted2"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4" meta:paragraph-count="428" meta:word-count="3003" meta:character-count="18182" meta:non-whitespace-character-count="15577"/>
    <meta:generator>LibreOfficeDev/6.0.5.2$Linux_X86_64 LibreOffice_project/</meta:generator>
  </office:meta>
</office:document-meta>
</file>